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2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0.74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011">
      <style:table-cell-properties style:diagonal-bl-tr="none" style:diagonal-tl-br="none" style:text-align-source="fix" style:repeat-content="false" fo:background-color="transparent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4" style:family="table-cell" style:parent-style-name="Excel_20_Built-in_20_Normal" style:data-style-name="N801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4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account_name</text:p>
          </table:table-cell>
          <table:table-cell table:style-name="ce1" office:value-type="string">
            <text:p>total_fees</text:p>
          </table:table-cell>
          <table:table-cell table:style-name="ce1" office:value-type="string">
            <text:p>HealthScor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a County Sheriff's Office</text:p>
          </table:table-cell>
          <table:table-cell table:style-name="ce3" office:value-type="float" office:value="10781">
            <text:p>1078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ims Community College</text:p>
          </table:table-cell>
          <table:table-cell table:style-name="ce3" office:value-type="float" office:value="28325">
            <text:p>2832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bany College of Pharmacy and Health Sciences</text:p>
          </table:table-cell>
          <table:table-cell table:style-name="ce3" office:value-type="float" office:value="7350">
            <text:p>735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bany State University</text:p>
          </table:table-cell>
          <table:table-cell table:style-name="ce3" office:value-type="float" office:value="28624">
            <text:p>28624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corn State University</text:p>
          </table:table-cell>
          <table:table-cell table:style-name="ce3" office:value-type="float" office:value="16500">
            <text:p>16500</text:p>
          </table:table-cell>
          <table:table-cell office:value-type="percentage" office:value="0.8875">
            <text:p>88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len County Public Library</text:p>
          </table:table-cell>
          <table:table-cell table:style-name="ce3"/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vin Community College</text:p>
          </table:table-cell>
          <table:table-cell table:style-name="ce3" office:value-type="float" office:value="19982">
            <text:p>1998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merican Museum of Natural History</text:p>
          </table:table-cell>
          <table:table-cell table:style-name="ce3" office:value-type="float" office:value="16160">
            <text:p>1616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elo State University</text:p>
          </table:table-cell>
          <table:table-cell table:style-name="ce3" office:value-type="float" office:value="17881">
            <text:p>1788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ne Arundel Community College</text:p>
          </table:table-cell>
          <table:table-cell table:style-name="ce3" office:value-type="float" office:value="36347">
            <text:p>36347</text:p>
          </table:table-cell>
          <table:table-cell office:value-type="percentage" office:value="-0.166666666666667">
            <text:p>-1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ppalachian State University</text:p>
          </table:table-cell>
          <table:table-cell table:style-name="ce3" office:value-type="float" office:value="58353">
            <text:p>58353</text:p>
          </table:table-cell>
          <table:table-cell office:value-type="percentage" office:value="0.16">
            <text:p>1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rkansas State University - Mountain Home</text:p>
          </table:table-cell>
          <table:table-cell table:style-name="ce3" office:value-type="float" office:value="11300">
            <text:p>11300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rkansas State University-Beebe</text:p>
          </table:table-cell>
          <table:table-cell table:style-name="ce3" office:value-type="float" office:value="11500">
            <text:p>11500</text:p>
          </table:table-cell>
          <table:table-cell office:value-type="percentage" office:value="0.65">
            <text:p>6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rmstrong Atlantic State University</text:p>
          </table:table-cell>
          <table:table-cell table:style-name="ce3" office:value-type="float" office:value="45101">
            <text:p>4510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sheville Buncombe Technical Community College</text:p>
          </table:table-cell>
          <table:table-cell table:style-name="ce3" office:value-type="float" office:value="18566">
            <text:p>18566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thens State University</text:p>
          </table:table-cell>
          <table:table-cell table:style-name="ce3" office:value-type="float" office:value="9270">
            <text:p>9270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tlanta Metropolitan State College</text:p>
          </table:table-cell>
          <table:table-cell table:style-name="ce3" office:value-type="float" office:value="14609">
            <text:p>14609</text:p>
          </table:table-cell>
          <table:table-cell office:value-type="percentage" office:value="0.533333333333333">
            <text:p>5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uburn University</text:p>
          </table:table-cell>
          <table:table-cell table:style-name="ce3" office:value-type="float" office:value="139450">
            <text:p>139450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uburn University - Montgomery</text:p>
          </table:table-cell>
          <table:table-cell table:style-name="ce3" office:value-type="float" office:value="32651">
            <text:p>32651</text:p>
          </table:table-cell>
          <table:table-cell office:value-type="percentage" office:value="0.92">
            <text:p>9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abson College</text:p>
          </table:table-cell>
          <table:table-cell table:style-name="ce3" office:value-type="float" office:value="19663">
            <text:p>1966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all State University</text:p>
          </table:table-cell>
          <table:table-cell table:style-name="ce3"/>
          <table:table-cell office:value-type="percentage" office:value="0.574117647058823">
            <text:p>57.41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arnard College</text:p>
          </table:table-cell>
          <table:table-cell table:style-name="ce3" office:value-type="float" office:value="16752">
            <text:p>16752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ay De Noc Community College</text:p>
          </table:table-cell>
          <table:table-cell table:style-name="ce3" office:value-type="float" office:value="7365">
            <text:p>736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aylor University</text:p>
          </table:table-cell>
          <table:table-cell table:style-name="ce3" office:value-type="float" office:value="35560">
            <text:p>3556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eaufort County Community College</text:p>
          </table:table-cell>
          <table:table-cell table:style-name="ce3" office:value-type="float" office:value="14350">
            <text:p>14350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elmont University</text:p>
          </table:table-cell>
          <table:table-cell table:style-name="ce3" office:value-type="float" office:value="38306">
            <text:p>38306</text:p>
          </table:table-cell>
          <table:table-cell office:value-type="percentage" office:value="0.32">
            <text:p>3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entley University</text:p>
          </table:table-cell>
          <table:table-cell table:style-name="ce3" office:value-type="float" office:value="32445">
            <text:p>32445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lackhawk Technical College</text:p>
          </table:table-cell>
          <table:table-cell table:style-name="ce3" office:value-type="float" office:value="12030">
            <text:p>1203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linn College</text:p>
          </table:table-cell>
          <table:table-cell table:style-name="ce3" office:value-type="float" office:value="54774">
            <text:p>5477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wdoin College</text:p>
          </table:table-cell>
          <table:table-cell table:style-name="ce3" office:value-type="float" office:value="84115">
            <text:p>84115</text:p>
          </table:table-cell>
          <table:table-cell office:value-type="percentage" office:value="0.4625">
            <text:p>46.2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wie State University</text:p>
          </table:table-cell>
          <table:table-cell table:style-name="ce3" office:value-type="float" office:value="17510">
            <text:p>1751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azosport College</text:p>
          </table:table-cell>
          <table:table-cell table:style-name="ce3" office:value-type="float" office:value="17059">
            <text:p>17059</text:p>
          </table:table-cell>
          <table:table-cell office:value-type="percentage" office:value="0.9375">
            <text:p>9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idgewater College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idgewater State University</text:p>
          </table:table-cell>
          <table:table-cell table:style-name="ce3" office:value-type="float" office:value="20529">
            <text:p>20529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igham Young University</text:p>
          </table:table-cell>
          <table:table-cell table:style-name="ce3" office:value-type="float" office:value="61647">
            <text:p>6164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igham Young University - Idaho</text:p>
          </table:table-cell>
          <table:table-cell table:style-name="ce3" office:value-type="float" office:value="22320">
            <text:p>22320</text:p>
          </table:table-cell>
          <table:table-cell office:value-type="percentage" office:value="0.88">
            <text:p>8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itish Columbia Institute of Technology</text:p>
          </table:table-cell>
          <table:table-cell table:style-name="ce3" office:value-type="float" office:value="20257">
            <text:p>20257</text:p>
          </table:table-cell>
          <table:table-cell office:value-type="percentage" office:value="0.666666666666667">
            <text:p>6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ookdale Community College</text:p>
          </table:table-cell>
          <table:table-cell table:style-name="ce3" office:value-type="float" office:value="20155">
            <text:p>2015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own University</text:p>
          </table:table-cell>
          <table:table-cell table:style-name="ce3" office:value-type="float" office:value="36822">
            <text:p>36822</text:p>
          </table:table-cell>
          <table:table-cell office:value-type="percentage" office:value="0.0666666666666667">
            <text:p>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yant University</text:p>
          </table:table-cell>
          <table:table-cell table:style-name="ce3" office:value-type="float" office:value="17229">
            <text:p>1722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utler Community College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brini College</text:p>
          </table:table-cell>
          <table:table-cell table:style-name="ce3" office:value-type="float" office:value="9502">
            <text:p>9502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 Poly Corporation</text:p>
          </table:table-cell>
          <table:table-cell table:style-name="ce3" office:value-type="float" office:value="8477">
            <text:p>8477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Baptist University</text:p>
          </table:table-cell>
          <table:table-cell table:style-name="ce3" office:value-type="float" office:value="9734">
            <text:p>973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Institute of Technology</text:p>
          </table:table-cell>
          <table:table-cell table:style-name="ce3" office:value-type="float" office:value="32382">
            <text:p>32382</text:p>
          </table:table-cell>
          <table:table-cell office:value-type="percentage" office:value="0.457142857142857">
            <text:p>45.71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Lutheran University</text:p>
          </table:table-cell>
          <table:table-cell table:style-name="ce3" office:value-type="float" office:value="19045">
            <text:p>19045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Polytechnic State University - San Luis Obispo</text:p>
          </table:table-cell>
          <table:table-cell table:style-name="ce3" office:value-type="float" office:value="31457">
            <text:p>31457</text:p>
          </table:table-cell>
          <table:table-cell office:value-type="percentage" office:value="0.866666666666667">
            <text:p>8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State University - Channel Islands</text:p>
          </table:table-cell>
          <table:table-cell table:style-name="ce3" office:value-type="float" office:value="10815">
            <text:p>1081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State University - Channel Islands Academic Affairs</text:p>
          </table:table-cell>
          <table:table-cell table:style-name="ce3" office:value-type="float" office:value="11134">
            <text:p>1113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State University-Chico</text:p>
          </table:table-cell>
          <table:table-cell table:style-name="ce3" office:value-type="float" office:value="26491">
            <text:p>26491</text:p>
          </table:table-cell>
          <table:table-cell office:value-type="percentage" office:value="0.72">
            <text:p>7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lifornia U of Pennsylvania</text:p>
          </table:table-cell>
          <table:table-cell table:style-name="ce3" office:value-type="float" office:value="22002">
            <text:p>2200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mden County College</text:p>
          </table:table-cell>
          <table:table-cell table:style-name="ce3" office:value-type="float" office:value="15213">
            <text:p>1521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pe Fear Community College</text:p>
          </table:table-cell>
          <table:table-cell table:style-name="ce3" office:value-type="float" office:value="22310">
            <text:p>2231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pilano University</text:p>
          </table:table-cell>
          <table:table-cell table:style-name="ce3" office:value-type="float" office:value="16964">
            <text:p>1696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pital Metro</text:p>
          </table:table-cell>
          <table:table-cell table:style-name="ce3" office:value-type="float" office:value="6489">
            <text:p>6489</text:p>
          </table:table-cell>
          <table:table-cell office:value-type="percentage" office:value="0.633333333333333">
            <text:p>6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rleton College</text:p>
          </table:table-cell>
          <table:table-cell table:style-name="ce3" office:value-type="float" office:value="20561">
            <text:p>2056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rroll Community College</text:p>
          </table:table-cell>
          <table:table-cell table:style-name="ce3" office:value-type="float" office:value="11687">
            <text:p>11687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Carolina Community College</text:p>
          </table:table-cell>
          <table:table-cell table:style-name="ce3" office:value-type="float" office:value="33246">
            <text:p>33246</text:p>
          </table:table-cell>
          <table:table-cell office:value-type="percentage" office:value="0.746666666666667">
            <text:p>74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Community College</text:p>
          </table:table-cell>
          <table:table-cell table:style-name="ce3" office:value-type="float" office:value="16895">
            <text:p>1689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Michigan University</text:p>
          </table:table-cell>
          <table:table-cell table:style-name="ce3" office:value-type="float" office:value="34515">
            <text:p>34515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New Mexico Community College District</text:p>
          </table:table-cell>
          <table:table-cell table:style-name="ce3" office:value-type="float" office:value="27985">
            <text:p>27985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Ohio Technical College</text:p>
          </table:table-cell>
          <table:table-cell table:style-name="ce3" office:value-type="float" office:value="13843">
            <text:p>13843</text:p>
          </table:table-cell>
          <table:table-cell office:value-type="percentage" office:value="0.85">
            <text:p>8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Oregon Community College District</text:p>
          </table:table-cell>
          <table:table-cell table:style-name="ce3" office:value-type="float" office:value="16820">
            <text:p>16820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State University</text:p>
          </table:table-cell>
          <table:table-cell table:style-name="ce3" office:value-type="float" office:value="18088">
            <text:p>1808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Texas College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Washington University</text:p>
          </table:table-cell>
          <table:table-cell table:style-name="ce3" office:value-type="float" office:value="42681">
            <text:p>4268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 Wyoming College</text:p>
          </table:table-cell>
          <table:table-cell table:style-name="ce3" office:value-type="float" office:value="9438">
            <text:p>9438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ralia College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rritos Community College District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bot-Las Positas Community College District</text:p>
          </table:table-cell>
          <table:table-cell table:style-name="ce3" office:value-type="float" office:value="23711">
            <text:p>2371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pman University</text:p>
          </table:table-cell>
          <table:table-cell table:style-name="ce3" office:value-type="float" office:value="20146">
            <text:p>2014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rles R. Drew University</text:p>
          </table:table-cell>
          <table:table-cell table:style-name="ce3" office:value-type="float" office:value="12628">
            <text:p>12628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eyney University of Pennsylvania</text:p>
          </table:table-cell>
          <table:table-cell table:style-name="ce3" office:value-type="float" office:value="8057">
            <text:p>805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icago State University</text:p>
          </table:table-cell>
          <table:table-cell table:style-name="ce3" office:value-type="float" office:value="28510">
            <text:p>2851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ippewa Valley Technical College</text:p>
          </table:table-cell>
          <table:table-cell table:style-name="ce3" office:value-type="float" office:value="15903">
            <text:p>15903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ristopher Newport University</text:p>
          </table:table-cell>
          <table:table-cell table:style-name="ce3" office:value-type="float" office:value="42164">
            <text:p>42164</text:p>
          </table:table-cell>
          <table:table-cell office:value-type="percentage" office:value="0.85">
            <text:p>8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rus Community College District</text:p>
          </table:table-cell>
          <table:table-cell table:style-name="ce3" office:value-type="float" office:value="22928">
            <text:p>2292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College of San Francisco</text:p>
          </table:table-cell>
          <table:table-cell table:style-name="ce3" office:value-type="float" office:value="34926">
            <text:p>3492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Amarillo</text:p>
          </table:table-cell>
          <table:table-cell table:style-name="ce3" office:value-type="float" office:value="18237">
            <text:p>18237</text:p>
          </table:table-cell>
          <table:table-cell office:value-type="percentage" office:value="0.733333333333333">
            <text:p>7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Austin</text:p>
          </table:table-cell>
          <table:table-cell table:style-name="ce3" office:value-type="float" office:value="42743">
            <text:p>42743</text:p>
          </table:table-cell>
          <table:table-cell office:value-type="percentage" office:value="0.12">
            <text:p>1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Bryan</text:p>
          </table:table-cell>
          <table:table-cell table:style-name="ce3" office:value-type="float" office:value="28920">
            <text:p>28920</text:p>
          </table:table-cell>
          <table:table-cell office:value-type="percentage" office:value="0.566666666666667">
            <text:p>5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Chesapeake</text:p>
          </table:table-cell>
          <table:table-cell table:style-name="ce3" office:value-type="float" office:value="30142">
            <text:p>30142</text:p>
          </table:table-cell>
          <table:table-cell office:value-type="percentage" office:value="0.666666666666667">
            <text:p>6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Columbia, MO</text:p>
          </table:table-cell>
          <table:table-cell table:style-name="ce3" office:value-type="float" office:value="18117">
            <text:p>18117</text:p>
          </table:table-cell>
          <table:table-cell office:value-type="percentage" office:value="0.3">
            <text:p>3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Duncanville</text:p>
          </table:table-cell>
          <table:table-cell table:style-name="ce3" office:value-type="float" office:value="5294">
            <text:p>529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Elmhurst</text:p>
          </table:table-cell>
          <table:table-cell table:style-name="ce3" office:value-type="float" office:value="7725">
            <text:p>772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Kelowna, BC</text:p>
          </table:table-cell>
          <table:table-cell table:style-name="ce3" office:value-type="float" office:value="35020">
            <text:p>35020</text:p>
          </table:table-cell>
          <table:table-cell office:value-type="percentage" office:value="0.366666666666667">
            <text:p>3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Newport News, VA</text:p>
          </table:table-cell>
          <table:table-cell table:style-name="ce3" office:value-type="float" office:value="28004">
            <text:p>28004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Odessa</text:p>
          </table:table-cell>
          <table:table-cell table:style-name="ce3" office:value-type="float" office:value="10352">
            <text:p>10352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Philadelphia (Insight)</text:p>
          </table:table-cell>
          <table:table-cell table:style-name="ce3" office:value-type="float" office:value="79800">
            <text:p>79800</text:p>
          </table:table-cell>
          <table:table-cell office:value-type="percentage" office:value="0.483333333333333">
            <text:p>48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San Marcos</text:p>
          </table:table-cell>
          <table:table-cell table:style-name="ce3" office:value-type="float" office:value="13996">
            <text:p>1399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Tucson</text:p>
          </table:table-cell>
          <table:table-cell table:style-name="ce3" office:value-type="float" office:value="26264">
            <text:p>26264</text:p>
          </table:table-cell>
          <table:table-cell office:value-type="percentage" office:value="0.375">
            <text:p>3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Victoria</text:p>
          </table:table-cell>
          <table:table-cell table:style-name="ce3" office:value-type="float" office:value="8310">
            <text:p>831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Virginia Beach</text:p>
          </table:table-cell>
          <table:table-cell table:style-name="ce3" office:value-type="float" office:value="46667">
            <text:p>4666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y of Wichita Falls</text:p>
          </table:table-cell>
          <table:table-cell table:style-name="ce3" office:value-type="float" office:value="25366">
            <text:p>25366</text:p>
          </table:table-cell>
          <table:table-cell office:value-type="percentage" office:value="0.98">
            <text:p>9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remont University Consortium</text:p>
          </table:table-cell>
          <table:table-cell table:style-name="ce3" office:value-type="float" office:value="11212">
            <text:p>1121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rion University</text:p>
          </table:table-cell>
          <table:table-cell table:style-name="ce3" office:value-type="float" office:value="18540">
            <text:p>18540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rk Atlanta University</text:p>
          </table:table-cell>
          <table:table-cell table:style-name="ce3" office:value-type="float" office:value="18250">
            <text:p>1825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rkson University</text:p>
          </table:table-cell>
          <table:table-cell table:style-name="ce3" office:value-type="float" office:value="19658">
            <text:p>19658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tsop Community College</text:p>
          </table:table-cell>
          <table:table-cell table:style-name="ce3" office:value-type="float" office:value="7840">
            <text:p>784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yton State University</text:p>
          </table:table-cell>
          <table:table-cell table:style-name="ce3" office:value-type="float" office:value="24688">
            <text:p>2468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eveland State University</text:p>
          </table:table-cell>
          <table:table-cell table:style-name="ce3" office:value-type="float" office:value="68248">
            <text:p>68248</text:p>
          </table:table-cell>
          <table:table-cell office:value-type="percentage" office:value="0.51">
            <text:p>51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astal Carolina University</text:p>
          </table:table-cell>
          <table:table-cell table:style-name="ce3" office:value-type="float" office:value="37997">
            <text:p>3799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bb County, GA</text:p>
          </table:table-cell>
          <table:table-cell table:style-name="ce3" office:value-type="float" office:value="31264">
            <text:p>3126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burn School</text:p>
          </table:table-cell>
          <table:table-cell table:style-name="ce3" office:value-type="float" office:value="15171">
            <text:p>1517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d Spring Harbor Laboratories</text:p>
          </table:table-cell>
          <table:table-cell table:style-name="ce3" office:value-type="float" office:value="18035">
            <text:p>1803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gate University</text:p>
          </table:table-cell>
          <table:table-cell table:style-name="ce3" office:value-type="float" office:value="75934">
            <text:p>7593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Charleston</text:p>
          </table:table-cell>
          <table:table-cell table:style-name="ce3" office:value-type="float" office:value="57016">
            <text:p>57016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Coastal Georgia</text:p>
          </table:table-cell>
          <table:table-cell table:style-name="ce3" office:value-type="float" office:value="10842">
            <text:p>10842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Lake County</text:p>
          </table:table-cell>
          <table:table-cell table:style-name="ce3" office:value-type="float" office:value="31719">
            <text:p>31719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Southern Nevada</text:p>
          </table:table-cell>
          <table:table-cell table:style-name="ce3" office:value-type="float" office:value="56721">
            <text:p>56721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St. Scholastica</text:p>
          </table:table-cell>
          <table:table-cell table:style-name="ce3" office:value-type="float" office:value="28191">
            <text:p>2819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the Mainland</text:p>
          </table:table-cell>
          <table:table-cell table:style-name="ce3" office:value-type="float" office:value="39063">
            <text:p>3906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the Marshall Islands</text:p>
          </table:table-cell>
          <table:table-cell table:style-name="ce3" office:value-type="float" office:value="7081">
            <text:p>7081</text:p>
          </table:table-cell>
          <table:table-cell office:value-type="percentage" office:value="0.96">
            <text:p>9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the Redwood</text:p>
          </table:table-cell>
          <table:table-cell table:style-name="ce3" office:value-type="float" office:value="28181">
            <text:p>2818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lege of William and Mary</text:p>
          </table:table-cell>
          <table:table-cell table:style-name="ce3" office:value-type="float" office:value="47147">
            <text:p>47147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orado College</text:p>
          </table:table-cell>
          <table:table-cell table:style-name="ce3" office:value-type="float" office:value="18395">
            <text:p>18395</text:p>
          </table:table-cell>
          <table:table-cell office:value-type="percentage" office:value="0.74">
            <text:p>74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orado State University</text:p>
          </table:table-cell>
          <table:table-cell table:style-name="ce3" office:value-type="float" office:value="145801">
            <text:p>145801</text:p>
          </table:table-cell>
          <table:table-cell office:value-type="percentage" office:value="0.1">
            <text:p>1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orado State University System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umbia University</text:p>
          </table:table-cell>
          <table:table-cell table:style-name="ce3" office:value-type="float" office:value="66609">
            <text:p>66609</text:p>
          </table:table-cell>
          <table:table-cell office:value-type="percentage" office:value="0.65">
            <text:p>6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umbia University - Faculty</text:p>
          </table:table-cell>
          <table:table-cell table:style-name="ce3" office:value-type="float" office:value="23978">
            <text:p>23978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umbus State University</text:p>
          </table:table-cell>
          <table:table-cell table:style-name="ce3" office:value-type="float" office:value="20393">
            <text:p>2039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monwealth of Virginia</text:p>
          </table:table-cell>
          <table:table-cell table:style-name="ce3" office:value-type="float" office:value="71900">
            <text:p>71900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munity College of Allegheny County</text:p>
          </table:table-cell>
          <table:table-cell table:style-name="ce3" office:value-type="float" office:value="27111">
            <text:p>27111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munity College of Philadelphia</text:p>
          </table:table-cell>
          <table:table-cell table:style-name="ce3" office:value-type="float" office:value="28115">
            <text:p>28115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munity College of Rhode Island</text:p>
          </table:table-cell>
          <table:table-cell table:style-name="ce3" office:value-type="float" office:value="43851">
            <text:p>4385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cord University</text:p>
          </table:table-cell>
          <table:table-cell table:style-name="ce3" office:value-type="float" office:value="12875">
            <text:p>12875</text:p>
          </table:table-cell>
          <table:table-cell office:value-type="percentage" office:value="0.973333333333333">
            <text:p>97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cordia College at Moorhead</text:p>
          </table:table-cell>
          <table:table-cell table:style-name="ce3" office:value-type="float" office:value="20074">
            <text:p>2007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tra Costa Community College District</text:p>
          </table:table-cell>
          <table:table-cell table:style-name="ce3" office:value-type="float" office:value="30244">
            <text:p>30244</text:p>
          </table:table-cell>
          <table:table-cell office:value-type="percentage" office:value="0.46">
            <text:p>4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iah-Lincoln Community College</text:p>
          </table:table-cell>
          <table:table-cell table:style-name="ce3" office:value-type="float" office:value="9548">
            <text:p>954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pin State University</text:p>
          </table:table-cell>
          <table:table-cell table:style-name="ce3" office:value-type="float" office:value="18000">
            <text:p>1800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unty College of Morris</text:p>
          </table:table-cell>
          <table:table-cell table:style-name="ce3" office:value-type="float" office:value="15698">
            <text:p>15698</text:p>
          </table:table-cell>
          <table:table-cell office:value-type="percentage" office:value="0.866666666666667">
            <text:p>8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unty of Ada, Idaho</text:p>
          </table:table-cell>
          <table:table-cell table:style-name="ce3" office:value-type="float" office:value="16377">
            <text:p>1637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reighton University</text:p>
          </table:table-cell>
          <table:table-cell table:style-name="ce3" office:value-type="float" office:value="34293">
            <text:p>3429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esta College</text:p>
          </table:table-cell>
          <table:table-cell table:style-name="ce3" office:value-type="float" office:value="18313">
            <text:p>1831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yahoga Community College</text:p>
          </table:table-cell>
          <table:table-cell table:style-name="ce3" office:value-type="float" office:value="49514">
            <text:p>49514</text:p>
          </table:table-cell>
          <table:table-cell office:value-type="percentage" office:value="0.54">
            <text:p>54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allas County Community College District</text:p>
          </table:table-cell>
          <table:table-cell table:style-name="ce3" office:value-type="float" office:value="44557">
            <text:p>44557</text:p>
          </table:table-cell>
          <table:table-cell office:value-type="percentage" office:value="0.46">
            <text:p>4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alton State College</text:p>
          </table:table-cell>
          <table:table-cell table:style-name="ce3" office:value-type="float" office:value="20893">
            <text:p>2089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anville Area Community College</text:p>
          </table:table-cell>
          <table:table-cell table:style-name="ce3"/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artmouth College</text:p>
          </table:table-cell>
          <table:table-cell table:style-name="ce3" office:value-type="float" office:value="46414">
            <text:p>46414</text:p>
          </table:table-cell>
          <table:table-cell office:value-type="percentage" office:value="0.613684210526316">
            <text:p>61.3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avenport University</text:p>
          </table:table-cell>
          <table:table-cell table:style-name="ce3" office:value-type="float" office:value="53298">
            <text:p>5329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avidson College</text:p>
          </table:table-cell>
          <table:table-cell table:style-name="ce3" office:value-type="float" office:value="37758">
            <text:p>37758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l Mar College</text:p>
          </table:table-cell>
          <table:table-cell table:style-name="ce3" office:value-type="float" office:value="25700">
            <text:p>25700</text:p>
          </table:table-cell>
          <table:table-cell office:value-type="percentage" office:value="0.66">
            <text:p>6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laware Technical Community College</text:p>
          </table:table-cell>
          <table:table-cell table:style-name="ce3" office:value-type="float" office:value="14719">
            <text:p>14719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lgado Community College</text:p>
          </table:table-cell>
          <table:table-cell table:style-name="ce3" office:value-type="float" office:value="34947">
            <text:p>34947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lta College</text:p>
          </table:table-cell>
          <table:table-cell table:style-name="ce3" office:value-type="float" office:value="14193">
            <text:p>14193</text:p>
          </table:table-cell>
          <table:table-cell office:value-type="percentage" office:value="0.8875">
            <text:p>88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lta State University</text:p>
          </table:table-cell>
          <table:table-cell table:style-name="ce3" office:value-type="float" office:value="13761">
            <text:p>13761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nison University</text:p>
          </table:table-cell>
          <table:table-cell table:style-name="ce3" office:value-type="float" office:value="15378">
            <text:p>15378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Paul University</text:p>
          </table:table-cell>
          <table:table-cell table:style-name="ce3" office:value-type="float" office:value="55644">
            <text:p>5564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s Moines Area Community College</text:p>
          </table:table-cell>
          <table:table-cell table:style-name="ce3" office:value-type="float" office:value="21653">
            <text:p>21653</text:p>
          </table:table-cell>
          <table:table-cell office:value-type="percentage" office:value="0.766666666666667">
            <text:p>7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sert Research Institute</text:p>
          </table:table-cell>
          <table:table-cell table:style-name="ce3" office:value-type="float" office:value="10800">
            <text:p>1080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ckinson College</text:p>
          </table:table-cell>
          <table:table-cell table:style-name="ce3" office:value-type="float" office:value="20528">
            <text:p>20528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minican University, IL</text:p>
          </table:table-cell>
          <table:table-cell table:style-name="ce3" office:value-type="float" office:value="10578">
            <text:p>10578</text:p>
          </table:table-cell>
          <table:table-cell office:value-type="percentage" office:value="0.72">
            <text:p>7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uglas College</text:p>
          </table:table-cell>
          <table:table-cell table:style-name="ce3" office:value-type="float" office:value="18035">
            <text:p>18035</text:p>
          </table:table-cell>
          <table:table-cell office:value-type="percentage" office:value="0.633333333333333">
            <text:p>6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rexel University</text:p>
          </table:table-cell>
          <table:table-cell table:style-name="ce3" office:value-type="float" office:value="33839">
            <text:p>33839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urham Technical Community College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ast Carolina University</text:p>
          </table:table-cell>
          <table:table-cell table:style-name="ce3" office:value-type="float" office:value="109164">
            <text:p>10916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ast Georgia College</text:p>
          </table:table-cell>
          <table:table-cell table:style-name="ce3" office:value-type="float" office:value="9270">
            <text:p>9270</text:p>
          </table:table-cell>
          <table:table-cell office:value-type="percentage" office:value="0.92">
            <text:p>9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ast Stroudsburg University of Pennsylvania</text:p>
          </table:table-cell>
          <table:table-cell table:style-name="ce3" office:value-type="float" office:value="22004">
            <text:p>2200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astern Kentucky University</text:p>
          </table:table-cell>
          <table:table-cell table:style-name="ce3" office:value-type="float" office:value="37029">
            <text:p>3702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astern Oregon University</text:p>
          </table:table-cell>
          <table:table-cell table:style-name="ce3" office:value-type="float" office:value="14317">
            <text:p>1431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astern Washington University</text:p>
          </table:table-cell>
          <table:table-cell table:style-name="ce3" office:value-type="float" office:value="36809">
            <text:p>36809</text:p>
          </table:table-cell>
          <table:table-cell office:value-type="percentage" office:value="0.566666666666667">
            <text:p>5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dinboro University</text:p>
          </table:table-cell>
          <table:table-cell table:style-name="ce3" office:value-type="float" office:value="19086">
            <text:p>1908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 Paso Community College</text:p>
          </table:table-cell>
          <table:table-cell table:style-name="ce3" office:value-type="float" office:value="67372">
            <text:p>6737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gin Community College</text:p>
          </table:table-cell>
          <table:table-cell table:style-name="ce3" office:value-type="float" office:value="28654">
            <text:p>2865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izabeth City State University</text:p>
          </table:table-cell>
          <table:table-cell table:style-name="ce3" office:value-type="float" office:value="37779">
            <text:p>3777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mhurst College</text:p>
          </table:table-cell>
          <table:table-cell table:style-name="ce3" office:value-type="float" office:value="21185">
            <text:p>2118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on University</text:p>
          </table:table-cell>
          <table:table-cell table:style-name="ce3" office:value-type="float" office:value="18000">
            <text:p>18000</text:p>
          </table:table-cell>
          <table:table-cell office:value-type="percentage" office:value="0.592727272727273">
            <text:p>59.2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merson College</text:p>
          </table:table-cell>
          <table:table-cell table:style-name="ce3" office:value-type="float" office:value="30663">
            <text:p>30663</text:p>
          </table:table-cell>
          <table:table-cell office:value-type="percentage" office:value="0.125">
            <text:p>1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ssex County College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verett Community College</text:p>
          </table:table-cell>
          <table:table-cell table:style-name="ce3" office:value-type="float" office:value="17767">
            <text:p>1776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airleigh Dickinson University</text:p>
          </table:table-cell>
          <table:table-cell table:style-name="ce3" office:value-type="float" office:value="22599">
            <text:p>22599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airmont State University</text:p>
          </table:table-cell>
          <table:table-cell table:style-name="ce3" office:value-type="float" office:value="52645">
            <text:p>52645</text:p>
          </table:table-cell>
          <table:table-cell office:value-type="percentage" office:value="-0.25">
            <text:p>-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anshawe College</text:p>
          </table:table-cell>
          <table:table-cell table:style-name="ce3" office:value-type="float" office:value="17000">
            <text:p>1700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ayetteville State University</text:p>
          </table:table-cell>
          <table:table-cell table:style-name="ce3" office:value-type="float" office:value="45831">
            <text:p>4583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ayetteville Technical Community College</text:p>
          </table:table-cell>
          <table:table-cell table:style-name="ce3" office:value-type="float" office:value="20599">
            <text:p>20599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erris State University</text:p>
          </table:table-cell>
          <table:table-cell table:style-name="ce3" office:value-type="float" office:value="30156">
            <text:p>30156</text:p>
          </table:table-cell>
          <table:table-cell office:value-type="percentage" office:value="0.125">
            <text:p>1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agler College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orida Atlantic University</text:p>
          </table:table-cell>
          <table:table-cell table:style-name="ce3" office:value-type="float" office:value="44971">
            <text:p>4497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orida Gulf Coast University</text:p>
          </table:table-cell>
          <table:table-cell table:style-name="ce3" office:value-type="float" office:value="25180">
            <text:p>2518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orida State College at Jacksonville</text:p>
          </table:table-cell>
          <table:table-cell table:style-name="ce3" office:value-type="float" office:value="28464">
            <text:p>2846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oothill DeAnza Office of Financial Aid</text:p>
          </table:table-cell>
          <table:table-cell table:style-name="ce3" office:value-type="float" office:value="6860">
            <text:p>686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orsyth Technical Community College</text:p>
          </table:table-cell>
          <table:table-cell table:style-name="ce3" office:value-type="float" office:value="26000">
            <text:p>26000</text:p>
          </table:table-cell>
          <table:table-cell office:value-type="percentage" office:value="0.65">
            <text:p>6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orty-Niner Shops, Inc.</text:p>
          </table:table-cell>
          <table:table-cell table:style-name="ce3" office:value-type="float" office:value="21642">
            <text:p>2164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ox Valley Technical College</text:p>
          </table:table-cell>
          <table:table-cell table:style-name="ce3" office:value-type="float" office:value="25440">
            <text:p>2544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ranklin and Marshall College</text:p>
          </table:table-cell>
          <table:table-cell table:style-name="ce3" office:value-type="float" office:value="12599">
            <text:p>12599</text:p>
          </table:table-cell>
          <table:table-cell office:value-type="percentage" office:value="0.875">
            <text:p>8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rederick Community College</text:p>
          </table:table-cell>
          <table:table-cell table:style-name="ce3" office:value-type="float" office:value="26867">
            <text:p>2686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resno Pacific University</text:p>
          </table:table-cell>
          <table:table-cell table:style-name="ce3" office:value-type="float" office:value="16000">
            <text:p>16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rostburg State University</text:p>
          </table:table-cell>
          <table:table-cell table:style-name="ce3" office:value-type="float" office:value="11330">
            <text:p>11330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urman University</text:p>
          </table:table-cell>
          <table:table-cell table:style-name="ce3" office:value-type="float" office:value="26763">
            <text:p>26763</text:p>
          </table:table-cell>
          <table:table-cell office:value-type="percentage" office:value="0.935">
            <text:p>93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e Mason University</text:p>
          </table:table-cell>
          <table:table-cell table:style-name="ce3" office:value-type="float" office:value="34876">
            <text:p>34876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e Washington University</text:p>
          </table:table-cell>
          <table:table-cell table:style-name="ce3" office:value-type="float" office:value="73822">
            <text:p>73822</text:p>
          </table:table-cell>
          <table:table-cell office:value-type="percentage" office:value="0.475">
            <text:p>4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ia College and State University</text:p>
          </table:table-cell>
          <table:table-cell table:style-name="ce3" office:value-type="float" office:value="45192">
            <text:p>45192</text:p>
          </table:table-cell>
          <table:table-cell office:value-type="percentage" office:value="0.38">
            <text:p>3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ia Highlands College</text:p>
          </table:table-cell>
          <table:table-cell table:style-name="ce3" office:value-type="float" office:value="11443">
            <text:p>11443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ia Perimeter College</text:p>
          </table:table-cell>
          <table:table-cell table:style-name="ce3" office:value-type="float" office:value="60481">
            <text:p>60481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ia Southern University</text:p>
          </table:table-cell>
          <table:table-cell table:style-name="ce3" office:value-type="float" office:value="59241">
            <text:p>59241</text:p>
          </table:table-cell>
          <table:table-cell office:value-type="percentage" office:value="0.125">
            <text:p>1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orgia Southwestern State University</text:p>
          </table:table-cell>
          <table:table-cell table:style-name="ce3" office:value-type="float" office:value="10365">
            <text:p>1036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tysburg College</text:p>
          </table:table-cell>
          <table:table-cell table:style-name="ce3" office:value-type="float" office:value="17197">
            <text:p>17197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onzaga University</text:p>
          </table:table-cell>
          <table:table-cell table:style-name="ce3" office:value-type="float" office:value="31679">
            <text:p>31679</text:p>
          </table:table-cell>
          <table:table-cell office:value-type="percentage" office:value="0.375">
            <text:p>3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ordon State College</text:p>
          </table:table-cell>
          <table:table-cell table:style-name="ce3" office:value-type="float" office:value="10354">
            <text:p>1035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overnors State University</text:p>
          </table:table-cell>
          <table:table-cell table:style-name="ce3" office:value-type="float" office:value="24706">
            <text:p>2470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ambling State University</text:p>
          </table:table-cell>
          <table:table-cell table:style-name="ce3" office:value-type="float" office:value="36622">
            <text:p>36622</text:p>
          </table:table-cell>
          <table:table-cell office:value-type="percentage" office:value="0.733333333333333">
            <text:p>7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and Valley State University</text:p>
          </table:table-cell>
          <table:table-cell table:style-name="ce3" office:value-type="float" office:value="28601">
            <text:p>2860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innell College</text:p>
          </table:table-cell>
          <table:table-cell table:style-name="ce3" office:value-type="float" office:value="16161">
            <text:p>1616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ossmont-Cuyumaca Community College District</text:p>
          </table:table-cell>
          <table:table-cell table:style-name="ce3" office:value-type="float" office:value="30694">
            <text:p>3069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uilford College</text:p>
          </table:table-cell>
          <table:table-cell table:style-name="ce3" office:value-type="float" office:value="9538">
            <text:p>9538</text:p>
          </table:table-cell>
          <table:table-cell office:value-type="percentage" office:value="0.96">
            <text:p>9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amline University</text:p>
          </table:table-cell>
          <table:table-cell table:style-name="ce3" office:value-type="float" office:value="19591">
            <text:p>1959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arrisburg Area Community College</text:p>
          </table:table-cell>
          <table:table-cell table:style-name="ce3" office:value-type="float" office:value="19509">
            <text:p>19509</text:p>
          </table:table-cell>
          <table:table-cell office:value-type="percentage" office:value="0.57">
            <text:p>57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arvard University</text:p>
          </table:table-cell>
          <table:table-cell table:style-name="ce3" office:value-type="float" office:value="45455">
            <text:p>45455</text:p>
          </table:table-cell>
          <table:table-cell office:value-type="percentage" office:value="-0.25">
            <text:p>-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arvey Mudd College</text:p>
          </table:table-cell>
          <table:table-cell table:style-name="ce3" office:value-type="float" office:value="10285">
            <text:p>10285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enrico County</text:p>
          </table:table-cell>
          <table:table-cell table:style-name="ce3" office:value-type="float" office:value="17043">
            <text:p>1704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illsborough Community College</text:p>
          </table:table-cell>
          <table:table-cell table:style-name="ce3" office:value-type="float" office:value="19497">
            <text:p>19497</text:p>
          </table:table-cell>
          <table:table-cell office:value-type="percentage" office:value="0.958333333333333">
            <text:p>95.8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inds Community College</text:p>
          </table:table-cell>
          <table:table-cell table:style-name="ce3" office:value-type="float" office:value="25992">
            <text:p>25992</text:p>
          </table:table-cell>
          <table:table-cell office:value-type="percentage" office:value="0.375">
            <text:p>3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lmes Community College</text:p>
          </table:table-cell>
          <table:table-cell table:style-name="ce3" office:value-type="float" office:value="8261">
            <text:p>8261</text:p>
          </table:table-cell>
          <table:table-cell office:value-type="percentage" office:value="0.88">
            <text:p>8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uston Community College</text:p>
          </table:table-cell>
          <table:table-cell table:style-name="ce3" office:value-type="float" office:value="29540">
            <text:p>29540</text:p>
          </table:table-cell>
          <table:table-cell office:value-type="percentage" office:value="0.666666666666667">
            <text:p>6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usson University</text:p>
          </table:table-cell>
          <table:table-cell table:style-name="ce3" office:value-type="float" office:value="8703">
            <text:p>870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uston-Tillotson University</text:p>
          </table:table-cell>
          <table:table-cell table:style-name="ce3" office:value-type="float" office:value="6875">
            <text:p>687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llinois Institute of Technology</text:p>
          </table:table-cell>
          <table:table-cell table:style-name="ce3" office:value-type="float" office:value="63439">
            <text:p>63439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llinois State University</text:p>
          </table:table-cell>
          <table:table-cell table:style-name="ce3" office:value-type="float" office:value="62172">
            <text:p>62172</text:p>
          </table:table-cell>
          <table:table-cell office:value-type="percentage" office:value="0.533333333333333">
            <text:p>5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diana State University</text:p>
          </table:table-cell>
          <table:table-cell table:style-name="ce3" office:value-type="float" office:value="69887">
            <text:p>69887</text:p>
          </table:table-cell>
          <table:table-cell office:value-type="percentage" office:value="0.686666666666667">
            <text:p>68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diana University - Faculty</text:p>
          </table:table-cell>
          <table:table-cell table:style-name="ce3" office:value-type="float" office:value="34319">
            <text:p>34319</text:p>
          </table:table-cell>
          <table:table-cell office:value-type="percentage" office:value="0.73">
            <text:p>73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diana University - Staff</text:p>
          </table:table-cell>
          <table:table-cell table:style-name="ce3" office:value-type="float" office:value="65781">
            <text:p>65781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diana University of Pennsylvania</text:p>
          </table:table-cell>
          <table:table-cell table:style-name="ce3" office:value-type="float" office:value="27584">
            <text:p>2758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owa State University</text:p>
          </table:table-cell>
          <table:table-cell table:style-name="ce3" office:value-type="float" office:value="87099">
            <text:p>87099</text:p>
          </table:table-cell>
          <table:table-cell office:value-type="percentage" office:value="0.0285714285714286">
            <text:p>2.86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sothermal Community College</text:p>
          </table:table-cell>
          <table:table-cell table:style-name="ce3" office:value-type="float" office:value="9579">
            <text:p>9579</text:p>
          </table:table-cell>
          <table:table-cell office:value-type="percentage" office:value="0.95">
            <text:p>9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vy Tech Community College</text:p>
          </table:table-cell>
          <table:table-cell table:style-name="ce3" office:value-type="float" office:value="65876">
            <text:p>6587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ckson Community College</text:p>
          </table:table-cell>
          <table:table-cell table:style-name="ce3" office:value-type="float" office:value="19303">
            <text:p>1930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ckson State University</text:p>
          </table:table-cell>
          <table:table-cell table:style-name="ce3" office:value-type="float" office:value="47494">
            <text:p>47494</text:p>
          </table:table-cell>
          <table:table-cell office:value-type="percentage" office:value="0.66">
            <text:p>6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cksonville State University</text:p>
          </table:table-cell>
          <table:table-cell table:style-name="ce3" office:value-type="float" office:value="22598">
            <text:p>22598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mes Madison University</text:p>
          </table:table-cell>
          <table:table-cell table:style-name="ce3" office:value-type="float" office:value="47675">
            <text:p>47675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mes Sprunt Community College</text:p>
          </table:table-cell>
          <table:table-cell table:style-name="ce3" office:value-type="float" office:value="13500">
            <text:p>135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efferson College</text:p>
          </table:table-cell>
          <table:table-cell table:style-name="ce3"/>
          <table:table-cell office:value-type="percentage" office:value="0.74">
            <text:p>74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efferson County</text:p>
          </table:table-cell>
          <table:table-cell table:style-name="ce3" office:value-type="float" office:value="59500">
            <text:p>5950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ohn Carroll University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ohnson and Wales University</text:p>
          </table:table-cell>
          <table:table-cell table:style-name="ce3" office:value-type="float" office:value="37957">
            <text:p>37957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oliet Junior College</text:p>
          </table:table-cell>
          <table:table-cell table:style-name="ce3" office:value-type="float" office:value="26531">
            <text:p>26531</text:p>
          </table:table-cell>
          <table:table-cell office:value-type="percentage" office:value="0.875">
            <text:p>8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uniata College</text:p>
          </table:table-cell>
          <table:table-cell table:style-name="ce3" office:value-type="float" office:value="10599">
            <text:p>1059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alamazoo Valley Community College</text:p>
          </table:table-cell>
          <table:table-cell table:style-name="ce3" office:value-type="float" office:value="23515">
            <text:p>23515</text:p>
          </table:table-cell>
          <table:table-cell office:value-type="percentage" office:value="0.686666666666667">
            <text:p>68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ansas City University of Medicine and Biosciences</text:p>
          </table:table-cell>
          <table:table-cell table:style-name="ce3" office:value-type="float" office:value="6906">
            <text:p>690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llogg Community College</text:p>
          </table:table-cell>
          <table:table-cell table:style-name="ce3" office:value-type="float" office:value="17943">
            <text:p>1794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nnesaw State University- Faculty</text:p>
          </table:table-cell>
          <table:table-cell table:style-name="ce3" office:value-type="float" office:value="14025">
            <text:p>1402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nt State University</text:p>
          </table:table-cell>
          <table:table-cell table:style-name="ce3" office:value-type="float" office:value="39903">
            <text:p>39903</text:p>
          </table:table-cell>
          <table:table-cell office:value-type="percentage" office:value="0.2">
            <text:p>2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nyon College</text:p>
          </table:table-cell>
          <table:table-cell table:style-name="ce3" office:value-type="float" office:value="13900">
            <text:p>1390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rn Community College District</text:p>
          </table:table-cell>
          <table:table-cell table:style-name="ce3" office:value-type="float" office:value="15913">
            <text:p>15913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ttering University</text:p>
          </table:table-cell>
          <table:table-cell table:style-name="ce3" office:value-type="float" office:value="51196">
            <text:p>5119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uka College</text:p>
          </table:table-cell>
          <table:table-cell table:style-name="ce3" office:value-type="float" office:value="10598">
            <text:p>10598</text:p>
          </table:table-cell>
          <table:table-cell office:value-type="percentage" office:value="0.383333333333333">
            <text:p>38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eyano College</text:p>
          </table:table-cell>
          <table:table-cell table:style-name="ce3" office:value-type="float" office:value="12575">
            <text:p>1257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ing Fahd Univ of Petroleum &amp; Minerals</text:p>
          </table:table-cell>
          <table:table-cell table:style-name="ce3" office:value-type="float" office:value="19700">
            <text:p>19700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issimmee Utility Authority</text:p>
          </table:table-cell>
          <table:table-cell table:style-name="ce3" office:value-type="float" office:value="9782">
            <text:p>978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ke Michigan College</text:p>
          </table:table-cell>
          <table:table-cell table:style-name="ce3" office:value-type="float" office:value="11567">
            <text:p>1156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ke Superior State University</text:p>
          </table:table-cell>
          <table:table-cell table:style-name="ce3" office:value-type="float" office:value="13225">
            <text:p>13225</text:p>
          </table:table-cell>
          <table:table-cell office:value-type="percentage" office:value="0.966666666666667">
            <text:p>9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mar Institute of Technology</text:p>
          </table:table-cell>
          <table:table-cell table:style-name="ce3" office:value-type="float" office:value="17149">
            <text:p>1714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mar State College - Orange</text:p>
          </table:table-cell>
          <table:table-cell table:style-name="ce3" office:value-type="float" office:value="9167">
            <text:p>916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mar State College-Port Arthur</text:p>
          </table:table-cell>
          <table:table-cell table:style-name="ce3"/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mar University</text:p>
          </table:table-cell>
          <table:table-cell table:style-name="ce3" office:value-type="float" office:value="26342">
            <text:p>2634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ne Community College</text:p>
          </table:table-cell>
          <table:table-cell table:style-name="ce3" office:value-type="float" office:value="21516">
            <text:p>21516</text:p>
          </table:table-cell>
          <table:table-cell office:value-type="percentage" office:value="0.973333333333333">
            <text:p>97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ngston University</text:p>
          </table:table-cell>
          <table:table-cell table:style-name="ce3" office:value-type="float" office:value="25000">
            <text:p>25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nsing Community College</text:p>
          </table:table-cell>
          <table:table-cell table:style-name="ce3" office:value-type="float" office:value="26315">
            <text:p>26315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edo Community College</text:p>
          </table:table-cell>
          <table:table-cell table:style-name="ce3" office:value-type="float" office:value="36727">
            <text:p>3672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e College</text:p>
          </table:table-cell>
          <table:table-cell table:style-name="ce3" office:value-type="float" office:value="16861">
            <text:p>1686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noir Community College</text:p>
          </table:table-cell>
          <table:table-cell table:style-name="ce3" office:value-type="float" office:value="19000">
            <text:p>1900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wis and Clark College</text:p>
          </table:table-cell>
          <table:table-cell table:style-name="ce3" office:value-type="float" office:value="21022">
            <text:p>21022</text:p>
          </table:table-cell>
          <table:table-cell office:value-type="percentage" office:value="0.57">
            <text:p>57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wis and Clark Community College</text:p>
          </table:table-cell>
          <table:table-cell table:style-name="ce3" office:value-type="float" office:value="17856">
            <text:p>1785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wis University</text:p>
          </table:table-cell>
          <table:table-cell table:style-name="ce3" office:value-type="float" office:value="31432">
            <text:p>31432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berty University</text:p>
          </table:table-cell>
          <table:table-cell table:style-name="ce3" office:value-type="float" office:value="42401">
            <text:p>42401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ncoln Land Community College</text:p>
          </table:table-cell>
          <table:table-cell table:style-name="ce3" office:value-type="float" office:value="15358">
            <text:p>15358</text:p>
          </table:table-cell>
          <table:table-cell office:value-type="percentage" office:value="0.825">
            <text:p>8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ncoln Memorial University</text:p>
          </table:table-cell>
          <table:table-cell table:style-name="ce3"/>
          <table:table-cell office:value-type="percentage" office:value="0.78">
            <text:p>7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nn-Benton Community College</text:p>
          </table:table-cell>
          <table:table-cell table:style-name="ce3" office:value-type="float" office:value="20889">
            <text:p>20889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pscomb University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ck Haven University</text:p>
          </table:table-cell>
          <table:table-cell table:style-name="ce3" office:value-type="float" office:value="17468">
            <text:p>17468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s Angeles Community College District</text:p>
          </table:table-cell>
          <table:table-cell table:style-name="ce3" office:value-type="float" office:value="46107">
            <text:p>46107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s Rios Community College District</text:p>
          </table:table-cell>
          <table:table-cell table:style-name="ce3" office:value-type="float" office:value="40984">
            <text:p>40984</text:p>
          </table:table-cell>
          <table:table-cell office:value-type="percentage" office:value="0.333333333333333">
            <text:p>3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uisiana State University</text:p>
          </table:table-cell>
          <table:table-cell table:style-name="ce3" office:value-type="float" office:value="76024">
            <text:p>7602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yola Marymount University</text:p>
          </table:table-cell>
          <table:table-cell table:style-name="ce3" office:value-type="float" office:value="30884">
            <text:p>3088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yola University Maryland</text:p>
          </table:table-cell>
          <table:table-cell table:style-name="ce3" office:value-type="float" office:value="21100">
            <text:p>21100</text:p>
          </table:table-cell>
          <table:table-cell office:value-type="percentage" office:value="0.96">
            <text:p>9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yola University-Chicago</text:p>
          </table:table-cell>
          <table:table-cell table:style-name="ce3" office:value-type="float" office:value="53469">
            <text:p>5346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comb Community College</text:p>
          </table:table-cell>
          <table:table-cell table:style-name="ce3" office:value-type="float" office:value="28454">
            <text:p>2845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dison Area Technical College</text:p>
          </table:table-cell>
          <table:table-cell table:style-name="ce3" office:value-type="float" office:value="34487">
            <text:p>34487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nsfield University of Pennsylvania</text:p>
          </table:table-cell>
          <table:table-cell table:style-name="ce3" office:value-type="float" office:value="10752">
            <text:p>1075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ine Biological Laboratory</text:p>
          </table:table-cell>
          <table:table-cell table:style-name="ce3" office:value-type="float" office:value="7601">
            <text:p>760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quette University</text:p>
          </table:table-cell>
          <table:table-cell table:style-name="ce3" office:value-type="float" office:value="32404">
            <text:p>3240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shall University</text:p>
          </table:table-cell>
          <table:table-cell table:style-name="ce3" office:value-type="float" office:value="73250">
            <text:p>73250</text:p>
          </table:table-cell>
          <table:table-cell office:value-type="percentage" office:value="0.646666666666667">
            <text:p>64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ymount University</text:p>
          </table:table-cell>
          <table:table-cell table:style-name="ce3" office:value-type="float" office:value="26948">
            <text:p>2694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yville University</text:p>
          </table:table-cell>
          <table:table-cell table:style-name="ce3" office:value-type="float" office:value="10000">
            <text:p>10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sachusetts College of Art</text:p>
          </table:table-cell>
          <table:table-cell table:style-name="ce3" office:value-type="float" office:value="18509">
            <text:p>1850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cHenry County College</text:p>
          </table:table-cell>
          <table:table-cell table:style-name="ce3" office:value-type="float" office:value="16838">
            <text:p>1683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cal University of South Carolina</text:p>
          </table:table-cell>
          <table:table-cell table:style-name="ce3" office:value-type="float" office:value="69464">
            <text:p>69464</text:p>
          </table:table-cell>
          <table:table-cell office:value-type="percentage" office:value="0.38">
            <text:p>3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cal University Of South Carolina Medical Center</text:p>
          </table:table-cell>
          <table:table-cell table:style-name="ce3" office:value-type="float" office:value="71547">
            <text:p>71547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rcer County Community College</text:p>
          </table:table-cell>
          <table:table-cell table:style-name="ce3" office:value-type="float" office:value="20000">
            <text:p>20000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rcer University</text:p>
          </table:table-cell>
          <table:table-cell table:style-name="ce3" office:value-type="float" office:value="22468">
            <text:p>22468</text:p>
          </table:table-cell>
          <table:table-cell office:value-type="percentage" office:value="0.475">
            <text:p>4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rcy College</text:p>
          </table:table-cell>
          <table:table-cell table:style-name="ce3" office:value-type="float" office:value="25557">
            <text:p>25557</text:p>
          </table:table-cell>
          <table:table-cell office:value-type="percentage" office:value="-0.25">
            <text:p>-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ssiah College</text:p>
          </table:table-cell>
          <table:table-cell table:style-name="ce3" office:value-type="float" office:value="19540">
            <text:p>19540</text:p>
          </table:table-cell>
          <table:table-cell office:value-type="percentage" office:value="0.35">
            <text:p>3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tropolitan Community College Area</text:p>
          </table:table-cell>
          <table:table-cell table:style-name="ce3" office:value-type="float" office:value="18828">
            <text:p>1882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tropolitan Community College of Kansas City</text:p>
          </table:table-cell>
          <table:table-cell table:style-name="ce3" office:value-type="float" office:value="44745">
            <text:p>44745</text:p>
          </table:table-cell>
          <table:table-cell office:value-type="percentage" office:value="0.61">
            <text:p>61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tropolitan State University of Denver</text:p>
          </table:table-cell>
          <table:table-cell table:style-name="ce3" office:value-type="float" office:value="40580">
            <text:p>40580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chigan State University</text:p>
          </table:table-cell>
          <table:table-cell table:style-name="ce3" office:value-type="float" office:value="77347">
            <text:p>77347</text:p>
          </table:table-cell>
          <table:table-cell office:value-type="percentage" office:value="0.1">
            <text:p>1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chigan Technological University</text:p>
          </table:table-cell>
          <table:table-cell table:style-name="ce3" office:value-type="float" office:value="29086">
            <text:p>29086</text:p>
          </table:table-cell>
          <table:table-cell office:value-type="percentage" office:value="0.593333333333333">
            <text:p>59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d Michigan Community College</text:p>
          </table:table-cell>
          <table:table-cell table:style-name="ce3" office:value-type="float" office:value="10950">
            <text:p>1095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ddlebury College</text:p>
          </table:table-cell>
          <table:table-cell table:style-name="ce3" office:value-type="float" office:value="33934">
            <text:p>3393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llersville University</text:p>
          </table:table-cell>
          <table:table-cell table:style-name="ce3" office:value-type="float" office:value="19663">
            <text:p>19663</text:p>
          </table:table-cell>
          <table:table-cell office:value-type="percentage" office:value="0.792">
            <text:p>79.2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raCosta College</text:p>
          </table:table-cell>
          <table:table-cell table:style-name="ce3" office:value-type="float" office:value="22003">
            <text:p>22003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ssissippi Methodist Senior Services, Inc.</text:p>
          </table:table-cell>
          <table:table-cell table:style-name="ce3" office:value-type="float" office:value="12000">
            <text:p>12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ssissippi State University</text:p>
          </table:table-cell>
          <table:table-cell table:style-name="ce3" office:value-type="float" office:value="36914">
            <text:p>3691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ssissippi University for Women</text:p>
          </table:table-cell>
          <table:table-cell table:style-name="ce3" office:value-type="float" office:value="9270">
            <text:p>9270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ssouri State University</text:p>
          </table:table-cell>
          <table:table-cell table:style-name="ce3" office:value-type="float" office:value="22268">
            <text:p>2226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hawk Valley Community College</text:p>
          </table:table-cell>
          <table:table-cell table:style-name="ce3" office:value-type="float" office:value="18004">
            <text:p>18004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nmouth University</text:p>
          </table:table-cell>
          <table:table-cell table:style-name="ce3" office:value-type="float" office:value="51299">
            <text:p>51299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nroe Community College</text:p>
          </table:table-cell>
          <table:table-cell table:style-name="ce3" office:value-type="float" office:value="28572">
            <text:p>28572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ntana State University</text:p>
          </table:table-cell>
          <table:table-cell table:style-name="ce3" office:value-type="float" office:value="68526">
            <text:p>68526</text:p>
          </table:table-cell>
          <table:table-cell office:value-type="percentage" office:value="0.725">
            <text:p>7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ntana State University - Great Falls</text:p>
          </table:table-cell>
          <table:table-cell table:style-name="ce3" office:value-type="float" office:value="0">
            <text:p>0</text:p>
          </table:table-cell>
          <table:table-cell office:value-type="percentage" office:value="0.92">
            <text:p>9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ntana State University-Billings</text:p>
          </table:table-cell>
          <table:table-cell table:style-name="ce3" office:value-type="float" office:value="0">
            <text:p>0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raine Valley Community College</text:p>
          </table:table-cell>
          <table:table-cell table:style-name="ce3" office:value-type="float" office:value="49714">
            <text:p>49714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rehead State University</text:p>
          </table:table-cell>
          <table:table-cell table:style-name="ce3" office:value-type="float" office:value="37230">
            <text:p>37230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rehouse School of Medicine</text:p>
          </table:table-cell>
          <table:table-cell table:style-name="ce3" office:value-type="float" office:value="20741">
            <text:p>2074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rton College</text:p>
          </table:table-cell>
          <table:table-cell table:style-name="ce3" office:value-type="float" office:value="9500">
            <text:p>95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tt Community College</text:p>
          </table:table-cell>
          <table:table-cell table:style-name="ce3" office:value-type="float" office:value="19663">
            <text:p>19663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unt Ida College</text:p>
          </table:table-cell>
          <table:table-cell table:style-name="ce3"/>
          <table:table-cell office:value-type="percentage" office:value="0.638888888888889">
            <text:p>63.89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unt San Antonio College</text:p>
          </table:table-cell>
          <table:table-cell table:style-name="ce3" office:value-type="float" office:value="34350">
            <text:p>3435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unt Wachusett Community College</text:p>
          </table:table-cell>
          <table:table-cell table:style-name="ce3" office:value-type="float" office:value="18237">
            <text:p>1823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urray State University</text:p>
          </table:table-cell>
          <table:table-cell table:style-name="ce3" office:value-type="float" office:value="20300">
            <text:p>20300</text:p>
          </table:table-cell>
          <table:table-cell office:value-type="percentage" office:value="0.79">
            <text:p>79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ational Louis University</text:p>
          </table:table-cell>
          <table:table-cell table:style-name="ce3" office:value-type="float" office:value="12500">
            <text:p>12500</text:p>
          </table:table-cell>
          <table:table-cell office:value-type="percentage" office:value="0.308333333333333">
            <text:p>30.8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azareth College</text:p>
          </table:table-cell>
          <table:table-cell table:style-name="ce3" office:value-type="float" office:value="16566">
            <text:p>16566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vada State College</text:p>
          </table:table-cell>
          <table:table-cell table:style-name="ce3" office:value-type="float" office:value="17366">
            <text:p>17366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w College of Florida</text:p>
          </table:table-cell>
          <table:table-cell table:style-name="ce3" office:value-type="float" office:value="7416">
            <text:p>741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w Jersey Institute of Technology</text:p>
          </table:table-cell>
          <table:table-cell table:style-name="ce3" office:value-type="float" office:value="43315">
            <text:p>4331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w Mexico State University</text:p>
          </table:table-cell>
          <table:table-cell table:style-name="ce3" office:value-type="float" office:value="77630">
            <text:p>7763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w York University - Faculty</text:p>
          </table:table-cell>
          <table:table-cell table:style-name="ce3" office:value-type="float" office:value="26892">
            <text:p>2689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w York University - Staff</text:p>
          </table:table-cell>
          <table:table-cell table:style-name="ce3" office:value-type="float" office:value="121031">
            <text:p>121031</text:p>
          </table:table-cell>
          <table:table-cell office:value-type="percentage" office:value="0.666666666666667">
            <text:p>6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icholls State University</text:p>
          </table:table-cell>
          <table:table-cell table:style-name="ce3" office:value-type="float" office:value="36145">
            <text:p>3614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arolina A&amp;T University</text:p>
          </table:table-cell>
          <table:table-cell table:style-name="ce3" office:value-type="float" office:value="40150">
            <text:p>40150</text:p>
          </table:table-cell>
          <table:table-cell office:value-type="percentage" office:value="0.2">
            <text:p>2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arolina Central University</text:p>
          </table:table-cell>
          <table:table-cell table:style-name="ce3" office:value-type="float" office:value="65851">
            <text:p>65851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arolina School of the Arts</text:p>
          </table:table-cell>
          <table:table-cell table:style-name="ce3" office:value-type="float" office:value="28442">
            <text:p>2844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arolina State University</text:p>
          </table:table-cell>
          <table:table-cell table:style-name="ce3" office:value-type="float" office:value="66845">
            <text:p>66845</text:p>
          </table:table-cell>
          <table:table-cell office:value-type="percentage" office:value="0.15">
            <text:p>1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entral College</text:p>
          </table:table-cell>
          <table:table-cell table:style-name="ce3" office:value-type="float" office:value="11768">
            <text:p>1176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entral Texas College</text:p>
          </table:table-cell>
          <table:table-cell table:style-name="ce3" office:value-type="float" office:value="13750">
            <text:p>13750</text:p>
          </table:table-cell>
          <table:table-cell office:value-type="percentage" office:value="0.85">
            <text:p>8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Country Community College</text:p>
          </table:table-cell>
          <table:table-cell table:style-name="ce3" office:value-type="float" office:value="12549">
            <text:p>1254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Dakota State University-Main Campus</text:p>
          </table:table-cell>
          <table:table-cell table:style-name="ce3" office:value-type="float" office:value="34413">
            <text:p>34413</text:p>
          </table:table-cell>
          <table:table-cell office:value-type="percentage" office:value="0.81">
            <text:p>81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 Island College</text:p>
          </table:table-cell>
          <table:table-cell table:style-name="ce3" office:value-type="float" office:value="9209">
            <text:p>9209</text:p>
          </table:table-cell>
          <table:table-cell office:value-type="percentage" office:value="0.666666666666667">
            <text:p>6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ampton Community College</text:p>
          </table:table-cell>
          <table:table-cell table:style-name="ce3" office:value-type="float" office:value="19086">
            <text:p>1908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ast Community College</text:p>
          </table:table-cell>
          <table:table-cell table:style-name="ce3" office:value-type="float" office:value="14307">
            <text:p>1430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ast Iowa Community College</text:p>
          </table:table-cell>
          <table:table-cell table:style-name="ce3" office:value-type="float" office:value="13000">
            <text:p>13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ast Ohio Medical University</text:p>
          </table:table-cell>
          <table:table-cell table:style-name="ce3" office:value-type="float" office:value="6665">
            <text:p>666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astern State University</text:p>
          </table:table-cell>
          <table:table-cell table:style-name="ce3" office:value-type="float" office:value="21270">
            <text:p>21270</text:p>
          </table:table-cell>
          <table:table-cell office:value-type="percentage" office:value="0.56">
            <text:p>5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astern University</text:p>
          </table:table-cell>
          <table:table-cell table:style-name="ce3" office:value-type="float" office:value="84118">
            <text:p>84118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rn Illinois University</text:p>
          </table:table-cell>
          <table:table-cell table:style-name="ce3" office:value-type="float" office:value="39140">
            <text:p>3914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rn Kentucky University</text:p>
          </table:table-cell>
          <table:table-cell table:style-name="ce3" office:value-type="float" office:value="24087">
            <text:p>24087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rn Michigan University</text:p>
          </table:table-cell>
          <table:table-cell table:style-name="ce3" office:value-type="float" office:value="34042">
            <text:p>34042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rn Ontario School of Medicine</text:p>
          </table:table-cell>
          <table:table-cell table:style-name="ce3" office:value-type="float" office:value="8377">
            <text:p>837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ern Virginia Community College</text:p>
          </table:table-cell>
          <table:table-cell table:style-name="ce3" office:value-type="float" office:value="57992">
            <text:p>57992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west Arkansas Community College</text:p>
          </table:table-cell>
          <table:table-cell table:style-name="ce3" office:value-type="float" office:value="23844">
            <text:p>23844</text:p>
          </table:table-cell>
          <table:table-cell office:value-type="percentage" office:value="0.95">
            <text:p>9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thwest College</text:p>
          </table:table-cell>
          <table:table-cell table:style-name="ce3" office:value-type="float" office:value="7190">
            <text:p>7190</text:p>
          </table:table-cell>
          <table:table-cell office:value-type="percentage" office:value="0.66">
            <text:p>6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va Southeastern University</text:p>
          </table:table-cell>
          <table:table-cell table:style-name="ce3" office:value-type="float" office:value="44928">
            <text:p>4492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akland University</text:p>
          </table:table-cell>
          <table:table-cell table:style-name="ce3" office:value-type="float" office:value="38572">
            <text:p>38572</text:p>
          </table:table-cell>
          <table:table-cell office:value-type="percentage" office:value="0.223333333333333">
            <text:p>22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berlin College</text:p>
          </table:table-cell>
          <table:table-cell table:style-name="ce3" office:value-type="float" office:value="19200">
            <text:p>19200</text:p>
          </table:table-cell>
          <table:table-cell office:value-type="percentage" office:value="0.466666666666667">
            <text:p>4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cean County College</text:p>
          </table:table-cell>
          <table:table-cell table:style-name="ce3" office:value-type="float" office:value="17559">
            <text:p>17559</text:p>
          </table:table-cell>
          <table:table-cell office:value-type="percentage" office:value="0.4375">
            <text:p>4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dessa College</text:p>
          </table:table-cell>
          <table:table-cell table:style-name="ce3" office:value-type="float" office:value="34217">
            <text:p>3421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hio Northern University</text:p>
          </table:table-cell>
          <table:table-cell table:style-name="ce3" office:value-type="float" office:value="26296">
            <text:p>2629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hio University</text:p>
          </table:table-cell>
          <table:table-cell table:style-name="ce3" office:value-type="float" office:value="41395">
            <text:p>41395</text:p>
          </table:table-cell>
          <table:table-cell office:value-type="percentage" office:value="0.375">
            <text:p>3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hlone Community College District</text:p>
          </table:table-cell>
          <table:table-cell table:style-name="ce3" office:value-type="float" office:value="12219">
            <text:p>12219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anagan College</text:p>
          </table:table-cell>
          <table:table-cell table:style-name="ce3" office:value-type="float" office:value="41120">
            <text:p>41120</text:p>
          </table:table-cell>
          <table:table-cell office:value-type="percentage" office:value="0.633333333333333">
            <text:p>6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lahoma City Community College District</text:p>
          </table:table-cell>
          <table:table-cell table:style-name="ce3" office:value-type="float" office:value="32728">
            <text:p>32728</text:p>
          </table:table-cell>
          <table:table-cell office:value-type="percentage" office:value="0.16">
            <text:p>1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lahoma Medical Research Foundation</text:p>
          </table:table-cell>
          <table:table-cell table:style-name="ce3" office:value-type="float" office:value="9836">
            <text:p>983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lahoma State Regents for Higher Ed</text:p>
          </table:table-cell>
          <table:table-cell table:style-name="ce3" office:value-type="float" office:value="9620">
            <text:p>962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ld Dominion University</text:p>
          </table:table-cell>
          <table:table-cell table:style-name="ce3" office:value-type="float" office:value="59733">
            <text:p>59733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regon State University</text:p>
          </table:table-cell>
          <table:table-cell table:style-name="ce3" office:value-type="float" office:value="70595">
            <text:p>70595</text:p>
          </table:table-cell>
          <table:table-cell office:value-type="percentage" office:value="0.633333333333333">
            <text:p>6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tis College of Art and Design</text:p>
          </table:table-cell>
          <table:table-cell table:style-name="ce3" office:value-type="float" office:value="14398">
            <text:p>1439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wens Community College</text:p>
          </table:table-cell>
          <table:table-cell table:style-name="ce3" office:value-type="float" office:value="48524">
            <text:p>4852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ce University-New York</text:p>
          </table:table-cell>
          <table:table-cell table:style-name="ce3" office:value-type="float" office:value="50893">
            <text:p>50893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cific Lutheran University</text:p>
          </table:table-cell>
          <table:table-cell table:style-name="ce3" office:value-type="float" office:value="32404">
            <text:p>32404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lm Beach State College</text:p>
          </table:table-cell>
          <table:table-cell table:style-name="ce3" office:value-type="float" office:value="46240">
            <text:p>4624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lomar College</text:p>
          </table:table-cell>
          <table:table-cell table:style-name="ce3" office:value-type="float" office:value="36586">
            <text:p>36586</text:p>
          </table:table-cell>
          <table:table-cell office:value-type="percentage" office:value="0.775">
            <text:p>7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ennsylvania College of Technology</text:p>
          </table:table-cell>
          <table:table-cell table:style-name="ce3" office:value-type="float" office:value="94853">
            <text:p>94853</text:p>
          </table:table-cell>
          <table:table-cell office:value-type="percentage" office:value="0.338888888888889">
            <text:p>33.89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ennsylvania State System of Higher Education - Office of the Chancellor</text:p>
          </table:table-cell>
          <table:table-cell table:style-name="ce3" office:value-type="float" office:value="8472">
            <text:p>8472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eralta Community College District</text:p>
          </table:table-cell>
          <table:table-cell table:style-name="ce3" office:value-type="float" office:value="22660">
            <text:p>22660</text:p>
          </table:table-cell>
          <table:table-cell office:value-type="percentage" office:value="0.98">
            <text:p>9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inal County</text:p>
          </table:table-cell>
          <table:table-cell table:style-name="ce3" office:value-type="float" office:value="20095">
            <text:p>2009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ittsburgh Technical Institute</text:p>
          </table:table-cell>
          <table:table-cell table:style-name="ce3" office:value-type="float" office:value="17562">
            <text:p>17562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itzer College</text:p>
          </table:table-cell>
          <table:table-cell table:style-name="ce3" office:value-type="float" office:value="10609">
            <text:p>10609</text:p>
          </table:table-cell>
          <table:table-cell office:value-type="percentage" office:value="0.88">
            <text:p>8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lacer County Water Agency</text:p>
          </table:table-cell>
          <table:table-cell table:style-name="ce3" office:value-type="float" office:value="13315">
            <text:p>13315</text:p>
          </table:table-cell>
          <table:table-cell office:value-type="percentage" office:value="0.85">
            <text:p>8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int Loma Nazarene University</text:p>
          </table:table-cell>
          <table:table-cell table:style-name="ce3" office:value-type="float" office:value="17912">
            <text:p>1791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rtland Community College</text:p>
          </table:table-cell>
          <table:table-cell table:style-name="ce3" office:value-type="float" office:value="31456">
            <text:p>3145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rtland State University</text:p>
          </table:table-cell>
          <table:table-cell table:style-name="ce3" office:value-type="float" office:value="45981">
            <text:p>4598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airie State College</text:p>
          </table:table-cell>
          <table:table-cell table:style-name="ce3" office:value-type="float" office:value="25040">
            <text:p>25040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airie View A&amp;M University</text:p>
          </table:table-cell>
          <table:table-cell table:style-name="ce3" office:value-type="float" office:value="39046">
            <text:p>3904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ce George's Community College</text:p>
          </table:table-cell>
          <table:table-cell table:style-name="ce3" office:value-type="float" office:value="29027">
            <text:p>29027</text:p>
          </table:table-cell>
          <table:table-cell office:value-type="percentage" office:value="0.7125">
            <text:p>71.2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ceton University</text:p>
          </table:table-cell>
          <table:table-cell table:style-name="ce3" office:value-type="float" office:value="47584">
            <text:p>4758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ovidence College</text:p>
          </table:table-cell>
          <table:table-cell table:style-name="ce3" office:value-type="float" office:value="20909">
            <text:p>20909</text:p>
          </table:table-cell>
          <table:table-cell office:value-type="percentage" office:value="0.533333333333333">
            <text:p>5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ublic Health Institute</text:p>
          </table:table-cell>
          <table:table-cell table:style-name="ce3" office:value-type="float" office:value="9826">
            <text:p>9826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dford University</text:p>
          </table:table-cell>
          <table:table-cell table:style-name="ce3" office:value-type="float" office:value="58245">
            <text:p>5824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mapo College</text:p>
          </table:table-cell>
          <table:table-cell table:style-name="ce3" office:value-type="float" office:value="18185">
            <text:p>1818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d Deer College</text:p>
          </table:table-cell>
          <table:table-cell table:style-name="ce3" office:value-type="float" office:value="23144">
            <text:p>23144</text:p>
          </table:table-cell>
          <table:table-cell office:value-type="percentage" office:value="0.633333333333333">
            <text:p>6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gis University</text:p>
          </table:table-cell>
          <table:table-cell table:style-name="ce3" office:value-type="float" office:value="32785">
            <text:p>32785</text:p>
          </table:table-cell>
          <table:table-cell office:value-type="percentage" office:value="0.693333333333333">
            <text:p>69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nsselaer Polytechnic Institute</text:p>
          </table:table-cell>
          <table:table-cell table:style-name="ce3" office:value-type="float" office:value="43260">
            <text:p>43260</text:p>
          </table:table-cell>
          <table:table-cell office:value-type="percentage" office:value="0.642857142857143">
            <text:p>64.29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hode Island College</text:p>
          </table:table-cell>
          <table:table-cell table:style-name="ce3" office:value-type="float" office:value="29292">
            <text:p>29292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hode Island School of Design</text:p>
          </table:table-cell>
          <table:table-cell table:style-name="ce3" office:value-type="float" office:value="20178">
            <text:p>2017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hodes College</text:p>
          </table:table-cell>
          <table:table-cell table:style-name="ce3" office:value-type="float" office:value="42363">
            <text:p>4236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ce University</text:p>
          </table:table-cell>
          <table:table-cell table:style-name="ce3" office:value-type="float" office:value="60079">
            <text:p>60079</text:p>
          </table:table-cell>
          <table:table-cell office:value-type="percentage" office:value="0.1625">
            <text:p>16.2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der University</text:p>
          </table:table-cell>
          <table:table-cell table:style-name="ce3" office:value-type="float" office:value="36134">
            <text:p>36134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ngling College of Art &amp; Design</text:p>
          </table:table-cell>
          <table:table-cell table:style-name="ce3" office:value-type="float" office:value="7363">
            <text:p>736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o Hondo Community College District</text:p>
          </table:table-cell>
          <table:table-cell table:style-name="ce3"/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verside Community College District</text:p>
          </table:table-cell>
          <table:table-cell table:style-name="ce3" office:value-type="float" office:value="29273">
            <text:p>2927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beson County</text:p>
          </table:table-cell>
          <table:table-cell table:style-name="ce3" office:value-type="float" office:value="5295">
            <text:p>529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ckingham Community College</text:p>
          </table:table-cell>
          <table:table-cell table:style-name="ce3" office:value-type="float" office:value="11124">
            <text:p>11124</text:p>
          </table:table-cell>
          <table:table-cell office:value-type="percentage" office:value="0.92">
            <text:p>9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gers State University</text:p>
          </table:table-cell>
          <table:table-cell table:style-name="ce3" office:value-type="float" office:value="14430">
            <text:p>1443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llins College</text:p>
          </table:table-cell>
          <table:table-cell table:style-name="ce3" office:value-type="float" office:value="16305">
            <text:p>1630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osevelt University</text:p>
          </table:table-cell>
          <table:table-cell table:style-name="ce3" office:value-type="float" office:value="29058">
            <text:p>2905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salind Franklin University</text:p>
          </table:table-cell>
          <table:table-cell table:style-name="ce3" office:value-type="float" office:value="16414">
            <text:p>1641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se-Hulman Institute of Technology</text:p>
          </table:table-cell>
          <table:table-cell table:style-name="ce3" office:value-type="float" office:value="18545">
            <text:p>1854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semont College</text:p>
          </table:table-cell>
          <table:table-cell table:style-name="ce3" office:value-type="float" office:value="8096">
            <text:p>809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wan-Cabarrus Community College</text:p>
          </table:table-cell>
          <table:table-cell table:style-name="ce3" office:value-type="float" office:value="25801">
            <text:p>25801</text:p>
          </table:table-cell>
          <table:table-cell office:value-type="percentage" office:value="0.76">
            <text:p>7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utgers University-New Brunswick</text:p>
          </table:table-cell>
          <table:table-cell table:style-name="ce3" office:value-type="float" office:value="159778">
            <text:p>159778</text:p>
          </table:table-cell>
          <table:table-cell office:value-type="percentage" office:value="0.5375">
            <text:p>5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ginaw Valley State University</text:p>
          </table:table-cell>
          <table:table-cell table:style-name="ce3" office:value-type="float" office:value="20034">
            <text:p>20034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int John Fisher College</text:p>
          </table:table-cell>
          <table:table-cell table:style-name="ce3" office:value-type="float" office:value="17788">
            <text:p>1778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int Joseph's University</text:p>
          </table:table-cell>
          <table:table-cell table:style-name="ce3" office:value-type="float" office:value="18468">
            <text:p>18468</text:p>
          </table:table-cell>
          <table:table-cell office:value-type="percentage" office:value="0.475">
            <text:p>4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int Leo University</text:p>
          </table:table-cell>
          <table:table-cell table:style-name="ce3" office:value-type="float" office:value="22620">
            <text:p>22620</text:p>
          </table:table-cell>
          <table:table-cell office:value-type="percentage" office:value="0.56">
            <text:p>5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int Louis University</text:p>
          </table:table-cell>
          <table:table-cell table:style-name="ce3" office:value-type="float" office:value="70628">
            <text:p>70628</text:p>
          </table:table-cell>
          <table:table-cell office:value-type="percentage" office:value="0.242857142857143">
            <text:p>24.29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lt Lake Community College</text:p>
          </table:table-cell>
          <table:table-cell table:style-name="ce3" office:value-type="float" office:value="51652">
            <text:p>51652</text:p>
          </table:table-cell>
          <table:table-cell office:value-type="percentage" office:value="0.3125">
            <text:p>31.2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m Houston State University</text:p>
          </table:table-cell>
          <table:table-cell table:style-name="ce3" office:value-type="float" office:value="39638">
            <text:p>3963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 Bernardino Community College District</text:p>
          </table:table-cell>
          <table:table-cell table:style-name="ce3" office:value-type="float" office:value="22938">
            <text:p>22938</text:p>
          </table:table-cell>
          <table:table-cell office:value-type="percentage" office:value="0.62">
            <text:p>6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 Diego Community College District</text:p>
          </table:table-cell>
          <table:table-cell table:style-name="ce3" office:value-type="float" office:value="45295">
            <text:p>4529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 Jacinto College District</text:p>
          </table:table-cell>
          <table:table-cell table:style-name="ce3" office:value-type="float" office:value="50316">
            <text:p>5031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 Juan College</text:p>
          </table:table-cell>
          <table:table-cell table:style-name="ce3" office:value-type="float" office:value="18663">
            <text:p>18663</text:p>
          </table:table-cell>
          <table:table-cell office:value-type="percentage" office:value="0.86">
            <text:p>8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 Mateo County Community College District</text:p>
          </table:table-cell>
          <table:table-cell table:style-name="ce3" office:value-type="float" office:value="51546">
            <text:p>5154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ta Barbara Business College</text:p>
          </table:table-cell>
          <table:table-cell table:style-name="ce3" office:value-type="float" office:value="9167">
            <text:p>9167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ta Barbara City College</text:p>
          </table:table-cell>
          <table:table-cell table:style-name="ce3" office:value-type="float" office:value="25225">
            <text:p>2522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ta Clara University</text:p>
          </table:table-cell>
          <table:table-cell table:style-name="ce3" office:value-type="float" office:value="40668">
            <text:p>40668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ta Fe Community College</text:p>
          </table:table-cell>
          <table:table-cell table:style-name="ce3" office:value-type="float" office:value="64091">
            <text:p>64091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ta Monica Community College District</text:p>
          </table:table-cell>
          <table:table-cell table:style-name="ce3" office:value-type="float" office:value="22601">
            <text:p>22601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rah Lawrence College</text:p>
          </table:table-cell>
          <table:table-cell table:style-name="ce3" office:value-type="float" office:value="12891">
            <text:p>1289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skPolytech - Saskatchewan Polytechnic</text:p>
          </table:table-cell>
          <table:table-cell table:style-name="ce3" office:value-type="float" office:value="32780">
            <text:p>32780</text:p>
          </table:table-cell>
          <table:table-cell office:value-type="percentage" office:value="0.875">
            <text:p>8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uk Valley Community College</text:p>
          </table:table-cell>
          <table:table-cell table:style-name="ce3" office:value-type="float" office:value="7500">
            <text:p>7500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annah College of Art and Design</text:p>
          </table:table-cell>
          <table:table-cell table:style-name="ce3" office:value-type="float" office:value="29715">
            <text:p>29715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annah State University</text:p>
          </table:table-cell>
          <table:table-cell table:style-name="ce3" office:value-type="float" office:value="19583">
            <text:p>1958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hoolcraft College</text:p>
          </table:table-cell>
          <table:table-cell table:style-name="ce3" office:value-type="float" office:value="48286">
            <text:p>48286</text:p>
          </table:table-cell>
          <table:table-cell office:value-type="percentage" office:value="0.666666666666667">
            <text:p>6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ipps College</text:p>
          </table:table-cell>
          <table:table-cell table:style-name="ce3"/>
          <table:table-cell office:value-type="percentage" office:value="0.98">
            <text:p>9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attle University</text:p>
          </table:table-cell>
          <table:table-cell table:style-name="ce3" office:value-type="float" office:value="24083">
            <text:p>2408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mester at Sea and Institute for Shipboard Education</text:p>
          </table:table-cell>
          <table:table-cell table:style-name="ce3" office:value-type="float" office:value="10691">
            <text:p>1069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ton Hall University</text:p>
          </table:table-cell>
          <table:table-cell table:style-name="ce3" office:value-type="float" office:value="56630">
            <text:p>56630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wanee-The University of the South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GL Carbon</text:p>
          </table:table-cell>
          <table:table-cell table:style-name="ce3" office:value-type="float" office:value="13251">
            <text:p>1325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awnee State University</text:p>
          </table:table-cell>
          <table:table-cell table:style-name="ce3" office:value-type="float" office:value="15383">
            <text:p>15383</text:p>
          </table:table-cell>
          <table:table-cell office:value-type="percentage" office:value="0.666190476190476">
            <text:p>66.62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epherd University</text:p>
          </table:table-cell>
          <table:table-cell table:style-name="ce3" office:value-type="float" office:value="36451">
            <text:p>36451</text:p>
          </table:table-cell>
          <table:table-cell office:value-type="percentage" office:value="-0.5">
            <text:p>-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eridan College</text:p>
          </table:table-cell>
          <table:table-cell table:style-name="ce3" office:value-type="float" office:value="15076">
            <text:p>15076</text:p>
          </table:table-cell>
          <table:table-cell office:value-type="percentage" office:value="0.96">
            <text:p>9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ippensburg University of Pennsylvania</text:p>
          </table:table-cell>
          <table:table-cell table:style-name="ce3" office:value-type="float" office:value="21600">
            <text:p>216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immons College</text:p>
          </table:table-cell>
          <table:table-cell table:style-name="ce3" office:value-type="float" office:value="28326">
            <text:p>2832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inclair Community College</text:p>
          </table:table-cell>
          <table:table-cell table:style-name="ce3" office:value-type="float" office:value="21504">
            <text:p>2150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kidmore College</text:p>
          </table:table-cell>
          <table:table-cell table:style-name="ce3" office:value-type="float" office:value="21476">
            <text:p>21476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lippery Rock University of Pennsylvania</text:p>
          </table:table-cell>
          <table:table-cell table:style-name="ce3" office:value-type="float" office:value="21373">
            <text:p>21373</text:p>
          </table:table-cell>
          <table:table-cell office:value-type="percentage" office:value="0.92">
            <text:p>9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 Carolina State University</text:p>
          </table:table-cell>
          <table:table-cell table:style-name="ce3" office:value-type="float" office:value="18778">
            <text:p>18778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 Dakota Board of Regents</text:p>
          </table:table-cell>
          <table:table-cell table:style-name="ce3" office:value-type="float" office:value="117611">
            <text:p>11761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 Louisiana Community College</text:p>
          </table:table-cell>
          <table:table-cell table:style-name="ce3" office:value-type="float" office:value="8240">
            <text:p>824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 Orange County Community College District</text:p>
          </table:table-cell>
          <table:table-cell table:style-name="ce3" office:value-type="float" office:value="60597">
            <text:p>60597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 Texas College</text:p>
          </table:table-cell>
          <table:table-cell table:style-name="ce3" office:value-type="float" office:value="22938">
            <text:p>22938</text:p>
          </table:table-cell>
          <table:table-cell office:value-type="percentage" office:value="0.79">
            <text:p>79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ast Community College</text:p>
          </table:table-cell>
          <table:table-cell table:style-name="ce3" office:value-type="float" office:value="21142">
            <text:p>21142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astern Louisiana University</text:p>
          </table:table-cell>
          <table:table-cell table:style-name="ce3" office:value-type="float" office:value="35751">
            <text:p>35751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rn New Hampshire University</text:p>
          </table:table-cell>
          <table:table-cell table:style-name="ce3" office:value-type="float" office:value="30600">
            <text:p>30600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rn Oregon University</text:p>
          </table:table-cell>
          <table:table-cell table:style-name="ce3" office:value-type="float" office:value="25234">
            <text:p>25234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rn Polytechnic State University</text:p>
          </table:table-cell>
          <table:table-cell table:style-name="ce3" office:value-type="float" office:value="9166">
            <text:p>916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rn State Community College</text:p>
          </table:table-cell>
          <table:table-cell table:style-name="ce3" office:value-type="float" office:value="13740">
            <text:p>1374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ern Utah University</text:p>
          </table:table-cell>
          <table:table-cell table:style-name="ce3" office:value-type="float" office:value="16932">
            <text:p>16932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western College</text:p>
          </table:table-cell>
          <table:table-cell table:style-name="ce3" office:value-type="float" office:value="17400">
            <text:p>17400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western Michigan College</text:p>
          </table:table-cell>
          <table:table-cell table:style-name="ce3" office:value-type="float" office:value="7735">
            <text:p>773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uthwestern Oklahoma State University</text:p>
          </table:table-cell>
          <table:table-cell table:style-name="ce3"/>
          <table:table-cell office:value-type="percentage" office:value="0.125714285714286">
            <text:p>12.5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 Lawrence University</text:p>
          </table:table-cell>
          <table:table-cell table:style-name="ce3" office:value-type="float" office:value="12930">
            <text:p>1293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. Catherine University</text:p>
          </table:table-cell>
          <table:table-cell table:style-name="ce3" office:value-type="float" office:value="13235">
            <text:p>13235</text:p>
          </table:table-cell>
          <table:table-cell office:value-type="percentage" office:value="0.76">
            <text:p>7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. Louis Community College</text:p>
          </table:table-cell>
          <table:table-cell table:style-name="ce3" office:value-type="float" office:value="36007">
            <text:p>36007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. Olaf College</text:p>
          </table:table-cell>
          <table:table-cell table:style-name="ce3" office:value-type="float" office:value="18230">
            <text:p>1823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rk State College of Technology</text:p>
          </table:table-cell>
          <table:table-cell table:style-name="ce3" office:value-type="float" office:value="25905">
            <text:p>2590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e Center Community College District</text:p>
          </table:table-cell>
          <table:table-cell table:style-name="ce3" office:value-type="float" office:value="13515">
            <text:p>1351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e College of Florida, Manatee - Sarasota</text:p>
          </table:table-cell>
          <table:table-cell table:style-name="ce3" office:value-type="float" office:value="16862">
            <text:p>16862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e of North Carolina - Office of State Human Resources</text:p>
          </table:table-cell>
          <table:table-cell table:style-name="ce3" office:value-type="float" office:value="49000">
            <text:p>4900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e University of New York at New Paltz</text:p>
          </table:table-cell>
          <table:table-cell table:style-name="ce3"/>
          <table:table-cell office:value-type="percentage" office:value="0.833333333333333">
            <text:p>8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ephen F. Austin University</text:p>
          </table:table-cell>
          <table:table-cell table:style-name="ce3" office:value-type="float" office:value="23784">
            <text:p>2378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evenson University</text:p>
          </table:table-cell>
          <table:table-cell table:style-name="ce3" office:value-type="float" office:value="21528">
            <text:p>21528</text:p>
          </table:table-cell>
          <table:table-cell office:value-type="percentage" office:value="0.68">
            <text:p>6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onehill College</text:p>
          </table:table-cell>
          <table:table-cell table:style-name="ce3" office:value-type="float" office:value="25181">
            <text:p>25181</text:p>
          </table:table-cell>
          <table:table-cell office:value-type="percentage" office:value="0.375">
            <text:p>3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l Ross State University</text:p>
          </table:table-cell>
          <table:table-cell table:style-name="ce3"/>
          <table:table-cell office:value-type="percentage" office:value="0.855555555555556">
            <text:p>85.56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mmit County, OH</text:p>
          </table:table-cell>
          <table:table-cell table:style-name="ce3" office:value-type="float" office:value="67125">
            <text:p>6712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Brockport</text:p>
          </table:table-cell>
          <table:table-cell table:style-name="ce3" office:value-type="float" office:value="19680">
            <text:p>1968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Buffalo State</text:p>
          </table:table-cell>
          <table:table-cell table:style-name="ce3" office:value-type="float" office:value="27194">
            <text:p>27194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Cortland</text:p>
          </table:table-cell>
          <table:table-cell table:style-name="ce3" office:value-type="float" office:value="20921">
            <text:p>2092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Geneseo</text:p>
          </table:table-cell>
          <table:table-cell table:style-name="ce3" office:value-type="float" office:value="15553">
            <text:p>15553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Onondaga</text:p>
          </table:table-cell>
          <table:table-cell table:style-name="ce3" office:value-type="float" office:value="14792">
            <text:p>1479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Plattsburgh</text:p>
          </table:table-cell>
          <table:table-cell table:style-name="ce3" office:value-type="float" office:value="24504">
            <text:p>24504</text:p>
          </table:table-cell>
          <table:table-cell office:value-type="percentage" office:value="0.725">
            <text:p>7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Potsdam</text:p>
          </table:table-cell>
          <table:table-cell table:style-name="ce3" office:value-type="float" office:value="19415">
            <text:p>1941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Purchase</text:p>
          </table:table-cell>
          <table:table-cell table:style-name="ce3" office:value-type="float" office:value="22812">
            <text:p>22812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- Upstate</text:p>
          </table:table-cell>
          <table:table-cell table:style-name="ce3" office:value-type="float" office:value="34917">
            <text:p>3491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NY at Canton</text:p>
          </table:table-cell>
          <table:table-cell table:style-name="ce3" office:value-type="float" office:value="8050">
            <text:p>805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rry Community College</text:p>
          </table:table-cell>
          <table:table-cell table:style-name="ce3" office:value-type="float" office:value="19000">
            <text:p>19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squehanna University</text:p>
          </table:table-cell>
          <table:table-cell table:style-name="ce3" office:value-type="float" office:value="11078">
            <text:p>1107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yracuse Community Health Center</text:p>
          </table:table-cell>
          <table:table-cell table:style-name="ce3" office:value-type="float" office:value="7416">
            <text:p>741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yracuse University</text:p>
          </table:table-cell>
          <table:table-cell table:style-name="ce3" office:value-type="float" office:value="37979">
            <text:p>37979</text:p>
          </table:table-cell>
          <table:table-cell office:value-type="percentage" office:value="0.375">
            <text:p>3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arleton State University</text:p>
          </table:table-cell>
          <table:table-cell table:style-name="ce3" office:value-type="float" office:value="83636">
            <text:p>83636</text:p>
          </table:table-cell>
          <table:table-cell office:value-type="percentage" office:value="0.875">
            <text:p>8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arrant County College District</text:p>
          </table:table-cell>
          <table:table-cell table:style-name="ce3" office:value-type="float" office:value="34752">
            <text:p>34752</text:p>
          </table:table-cell>
          <table:table-cell office:value-type="percentage" office:value="-0.25">
            <text:p>-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Austin Peay State University</text:p>
          </table:table-cell>
          <table:table-cell table:style-name="ce3" office:value-type="float" office:value="40010">
            <text:p>40010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East Tennessee State University</text:p>
          </table:table-cell>
          <table:table-cell table:style-name="ce3" office:value-type="float" office:value="51199">
            <text:p>51199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Jackson State Community College</text:p>
          </table:table-cell>
          <table:table-cell table:style-name="ce3" office:value-type="float" office:value="12869">
            <text:p>1286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Middle Tennessee State University</text:p>
          </table:table-cell>
          <table:table-cell table:style-name="ce3" office:value-type="float" office:value="51390">
            <text:p>5139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Southwest Tennessee Community College</text:p>
          </table:table-cell>
          <table:table-cell table:style-name="ce3" office:value-type="float" office:value="42352">
            <text:p>4235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Tennessee Board of Regents</text:p>
          </table:table-cell>
          <table:table-cell table:style-name="ce3" office:value-type="float" office:value="138908">
            <text:p>138908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Tennessee State University</text:p>
          </table:table-cell>
          <table:table-cell table:style-name="ce3" office:value-type="float" office:value="19624">
            <text:p>1962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Tennessee Tech University</text:p>
          </table:table-cell>
          <table:table-cell table:style-name="ce3" office:value-type="float" office:value="52018">
            <text:p>52018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BR - University of Memphis</text:p>
          </table:table-cell>
          <table:table-cell table:style-name="ce3" office:value-type="float" office:value="49080">
            <text:p>49080</text:p>
          </table:table-cell>
          <table:table-cell office:value-type="percentage" office:value="0.275">
            <text:p>2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achers College at Columbia University</text:p>
          </table:table-cell>
          <table:table-cell table:style-name="ce3" office:value-type="float" office:value="57433">
            <text:p>57433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mple College</text:p>
          </table:table-cell>
          <table:table-cell table:style-name="ce3" office:value-type="float" office:value="18025">
            <text:p>18025</text:p>
          </table:table-cell>
          <table:table-cell office:value-type="percentage" office:value="0.95">
            <text:p>9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Engineering Experiment Station</text:p>
          </table:table-cell>
          <table:table-cell table:style-name="ce3" office:value-type="float" office:value="25500">
            <text:p>25500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System</text:p>
          </table:table-cell>
          <table:table-cell table:style-name="ce3" office:value-type="float" office:value="131000">
            <text:p>131000</text:p>
          </table:table-cell>
          <table:table-cell office:value-type="percentage" office:value="0.591666666666667">
            <text:p>59.1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Agriculture Program</text:p>
          </table:table-cell>
          <table:table-cell table:style-name="ce3" office:value-type="float" office:value="48104">
            <text:p>4810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Central Texas</text:p>
          </table:table-cell>
          <table:table-cell table:style-name="ce3" office:value-type="float" office:value="20007">
            <text:p>20007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Corpus Christi</text:p>
          </table:table-cell>
          <table:table-cell table:style-name="ce3" office:value-type="float" office:value="47324">
            <text:p>47324</text:p>
          </table:table-cell>
          <table:table-cell office:value-type="percentage" office:value="0.4375">
            <text:p>4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Health Sciences Center</text:p>
          </table:table-cell>
          <table:table-cell table:style-name="ce3" office:value-type="float" office:value="24267">
            <text:p>24267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International University</text:p>
          </table:table-cell>
          <table:table-cell table:style-name="ce3" office:value-type="float" office:value="37783">
            <text:p>37783</text:p>
          </table:table-cell>
          <table:table-cell office:value-type="percentage" office:value="0.96">
            <text:p>9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Kingsville</text:p>
          </table:table-cell>
          <table:table-cell table:style-name="ce3" office:value-type="float" office:value="23782">
            <text:p>2378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San Antonio</text:p>
          </table:table-cell>
          <table:table-cell table:style-name="ce3" office:value-type="float" office:value="20930">
            <text:p>2093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A&amp;M University - System Office</text:p>
          </table:table-cell>
          <table:table-cell table:style-name="ce3" office:value-type="float" office:value="18540">
            <text:p>1854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Engineering Extension Service</text:p>
          </table:table-cell>
          <table:table-cell table:style-name="ce3" office:value-type="float" office:value="30941">
            <text:p>30941</text:p>
          </table:table-cell>
          <table:table-cell office:value-type="percentage" office:value="0.65">
            <text:p>6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Southern University</text:p>
          </table:table-cell>
          <table:table-cell table:style-name="ce3" office:value-type="float" office:value="39057">
            <text:p>3905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Southmost College</text:p>
          </table:table-cell>
          <table:table-cell table:style-name="ce3" office:value-type="float" office:value="10500">
            <text:p>1050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xas State University</text:p>
          </table:table-cell>
          <table:table-cell table:style-name="ce3" office:value-type="float" office:value="54594">
            <text:p>5459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College of New Jersey</text:p>
          </table:table-cell>
          <table:table-cell table:style-name="ce3" office:value-type="float" office:value="41938">
            <text:p>4193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New School</text:p>
          </table:table-cell>
          <table:table-cell table:style-name="ce3" office:value-type="float" office:value="34671">
            <text:p>34671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Ohio State University</text:p>
          </table:table-cell>
          <table:table-cell table:style-name="ce3" office:value-type="float" office:value="58935">
            <text:p>58935</text:p>
          </table:table-cell>
          <table:table-cell office:value-type="percentage" office:value="0.72">
            <text:p>7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Scripps Research Institute</text:p>
          </table:table-cell>
          <table:table-cell table:style-name="ce3" office:value-type="float" office:value="39780">
            <text:p>39780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University of Kansas Medical Center</text:p>
          </table:table-cell>
          <table:table-cell table:style-name="ce3" office:value-type="float" office:value="22718">
            <text:p>22718</text:p>
          </table:table-cell>
          <table:table-cell office:value-type="percentage" office:value="-0.25">
            <text:p>-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University of Texas-Pan American</text:p>
          </table:table-cell>
          <table:table-cell table:style-name="ce3" office:value-type="float" office:value="33716">
            <text:p>3371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omas Edison State College</text:p>
          </table:table-cell>
          <table:table-cell table:style-name="ce3" office:value-type="float" office:value="27500">
            <text:p>275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idewater Community College</text:p>
          </table:table-cell>
          <table:table-cell table:style-name="ce3" office:value-type="float" office:value="27811">
            <text:p>2781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i-County Technical College</text:p>
          </table:table-cell>
          <table:table-cell table:style-name="ce3" office:value-type="float" office:value="18778">
            <text:p>1877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inity College</text:p>
          </table:table-cell>
          <table:table-cell table:style-name="ce3" office:value-type="float" office:value="9564">
            <text:p>9564</text:p>
          </table:table-cell>
          <table:table-cell office:value-type="percentage" office:value="0.125">
            <text:p>1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iton College</text:p>
          </table:table-cell>
          <table:table-cell table:style-name="ce3" office:value-type="float" office:value="20911">
            <text:p>2091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oy University</text:p>
          </table:table-cell>
          <table:table-cell table:style-name="ce3" office:value-type="float" office:value="59627">
            <text:p>59627</text:p>
          </table:table-cell>
          <table:table-cell office:value-type="percentage" office:value="0.425">
            <text:p>4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uckee Meadows Community College</text:p>
          </table:table-cell>
          <table:table-cell table:style-name="ce3" office:value-type="float" office:value="18777">
            <text:p>1877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ulsa Community College</text:p>
          </table:table-cell>
          <table:table-cell table:style-name="ce3" office:value-type="float" office:value="50162">
            <text:p>50162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uskegee University</text:p>
          </table:table-cell>
          <table:table-cell table:style-name="ce3" office:value-type="float" office:value="13775">
            <text:p>13775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yler Junior College</text:p>
          </table:table-cell>
          <table:table-cell table:style-name="ce3" office:value-type="float" office:value="22937">
            <text:p>22937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on County College</text:p>
          </table:table-cell>
          <table:table-cell table:style-name="ce3" office:value-type="float" office:value="13194">
            <text:p>1319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at Buffalo</text:p>
          </table:table-cell>
          <table:table-cell table:style-name="ce3" office:value-type="float" office:value="65807">
            <text:p>6580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Enterprises</text:p>
          </table:table-cell>
          <table:table-cell table:style-name="ce3" office:value-type="float" office:value="35741">
            <text:p>35741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Medical Associates of MUSC</text:p>
          </table:table-cell>
          <table:table-cell table:style-name="ce3" office:value-type="float" office:value="9442">
            <text:p>9442</text:p>
          </table:table-cell>
          <table:table-cell office:value-type="percentage" office:value="0.92">
            <text:p>9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Medical Service Association</text:p>
          </table:table-cell>
          <table:table-cell table:style-name="ce3" office:value-type="float" office:value="15450">
            <text:p>15450</text:p>
          </table:table-cell>
          <table:table-cell office:value-type="percentage" office:value="0.5375">
            <text:p>5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labama - Faculty</text:p>
          </table:table-cell>
          <table:table-cell table:style-name="ce3" office:value-type="float" office:value="18586">
            <text:p>1858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labama - Student</text:p>
          </table:table-cell>
          <table:table-cell table:style-name="ce3" office:value-type="float" office:value="8487">
            <text:p>848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labama At Birmingham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laska Fairbanks</text:p>
          </table:table-cell>
          <table:table-cell table:style-name="ce3" office:value-type="float" office:value="62254">
            <text:p>62254</text:p>
          </table:table-cell>
          <table:table-cell office:value-type="percentage" office:value="0.266666666666667">
            <text:p>2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rizona</text:p>
          </table:table-cell>
          <table:table-cell table:style-name="ce3" office:value-type="float" office:value="56780">
            <text:p>56780</text:p>
          </table:table-cell>
          <table:table-cell office:value-type="percentage" office:value="0.62">
            <text:p>6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rkansas</text:p>
          </table:table-cell>
          <table:table-cell table:style-name="ce3" office:value-type="float" office:value="101085">
            <text:p>101085</text:p>
          </table:table-cell>
          <table:table-cell office:value-type="percentage" office:value="0.699473684210526">
            <text:p>69.9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rkansas at Little Rock</text:p>
          </table:table-cell>
          <table:table-cell table:style-name="ce3" office:value-type="float" office:value="27295">
            <text:p>27295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Arkansas Coop Extension</text:p>
          </table:table-cell>
          <table:table-cell table:style-name="ce3" office:value-type="float" office:value="26718">
            <text:p>2671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ailfornia - Santa Barbara</text:p>
          </table:table-cell>
          <table:table-cell table:style-name="ce3" office:value-type="float" office:value="59080">
            <text:p>59080</text:p>
          </table:table-cell>
          <table:table-cell office:value-type="percentage" office:value="0.825">
            <text:p>8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alifornia - Davis</text:p>
          </table:table-cell>
          <table:table-cell table:style-name="ce3" office:value-type="float" office:value="96551">
            <text:p>9655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alifornia - Los Angeles</text:p>
          </table:table-cell>
          <table:table-cell table:style-name="ce3" office:value-type="float" office:value="106026">
            <text:p>10602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alifornia - Office of the President</text:p>
          </table:table-cell>
          <table:table-cell table:style-name="ce3" office:value-type="float" office:value="56043">
            <text:p>56043</text:p>
          </table:table-cell>
          <table:table-cell office:value-type="percentage" office:value="0.477777777777778">
            <text:p>47.78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alifornia - Santa Cruz</text:p>
          </table:table-cell>
          <table:table-cell table:style-name="ce3" office:value-type="float" office:value="61507">
            <text:p>6150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entral Arkansas</text:p>
          </table:table-cell>
          <table:table-cell table:style-name="ce3" office:value-type="float" office:value="23690">
            <text:p>23690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entral Florida</text:p>
          </table:table-cell>
          <table:table-cell table:style-name="ce3" office:value-type="float" office:value="52696">
            <text:p>52696</text:p>
          </table:table-cell>
          <table:table-cell office:value-type="percentage" office:value="0.59">
            <text:p>59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entral Missouri</text:p>
          </table:table-cell>
          <table:table-cell table:style-name="ce3" office:value-type="float" office:value="36782">
            <text:p>36782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entral Oklahoma</text:p>
          </table:table-cell>
          <table:table-cell table:style-name="ce3" office:value-type="float" office:value="54894">
            <text:p>54894</text:p>
          </table:table-cell>
          <table:table-cell office:value-type="percentage" office:value="0.0927272727272727">
            <text:p>9.2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hicago</text:p>
          </table:table-cell>
          <table:table-cell table:style-name="ce3" office:value-type="float" office:value="53929">
            <text:p>5392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hicago Faculty</text:p>
          </table:table-cell>
          <table:table-cell table:style-name="ce3" office:value-type="float" office:value="30141">
            <text:p>30141</text:p>
          </table:table-cell>
          <table:table-cell office:value-type="percentage" office:value="0.675">
            <text:p>6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Colorado</text:p>
          </table:table-cell>
          <table:table-cell table:style-name="ce3" office:value-type="float" office:value="113711">
            <text:p>113711</text:p>
          </table:table-cell>
          <table:table-cell office:value-type="percentage" office:value="-0.125">
            <text:p>-1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Dayton</text:p>
          </table:table-cell>
          <table:table-cell table:style-name="ce3" office:value-type="float" office:value="53365">
            <text:p>5336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Detroit Mercy</text:p>
          </table:table-cell>
          <table:table-cell table:style-name="ce3" office:value-type="float" office:value="33109">
            <text:p>33109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Georgia - Faculty</text:p>
          </table:table-cell>
          <table:table-cell table:style-name="ce3" office:value-type="float" office:value="22000">
            <text:p>220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Georgia - Staff</text:p>
          </table:table-cell>
          <table:table-cell table:style-name="ce3" office:value-type="float" office:value="133529">
            <text:p>133529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Guam</text:p>
          </table:table-cell>
          <table:table-cell table:style-name="ce3" office:value-type="float" office:value="23871">
            <text:p>23871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Houston - Central</text:p>
          </table:table-cell>
          <table:table-cell table:style-name="ce3" office:value-type="float" office:value="36291">
            <text:p>36291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Houston - Clear Lake</text:p>
          </table:table-cell>
          <table:table-cell table:style-name="ce3" office:value-type="float" office:value="18653">
            <text:p>18653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Houston - Downtown</text:p>
          </table:table-cell>
          <table:table-cell table:style-name="ce3" office:value-type="float" office:value="18938">
            <text:p>18938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Houston-Victoria</text:p>
          </table:table-cell>
          <table:table-cell table:style-name="ce3" office:value-type="float" office:value="8446">
            <text:p>844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Idaho</text:p>
          </table:table-cell>
          <table:table-cell table:style-name="ce3" office:value-type="float" office:value="38080">
            <text:p>38080</text:p>
          </table:table-cell>
          <table:table-cell office:value-type="percentage" office:value="0.214285714285714">
            <text:p>21.4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Indianapolis</text:p>
          </table:table-cell>
          <table:table-cell table:style-name="ce3" office:value-type="float" office:value="19415">
            <text:p>1941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Kentucky</text:p>
          </table:table-cell>
          <table:table-cell table:style-name="ce3" office:value-type="float" office:value="92920">
            <text:p>92920</text:p>
          </table:table-cell>
          <table:table-cell office:value-type="percentage" office:value="0.07">
            <text:p>7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La Verne</text:p>
          </table:table-cell>
          <table:table-cell table:style-name="ce3" office:value-type="float" office:value="19087">
            <text:p>19087</text:p>
          </table:table-cell>
          <table:table-cell office:value-type="percentage" office:value="0.58">
            <text:p>5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ary Washington</text:p>
          </table:table-cell>
          <table:table-cell table:style-name="ce3" office:value-type="float" office:value="27671">
            <text:p>27671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aryland</text:p>
          </table:table-cell>
          <table:table-cell table:style-name="ce3" office:value-type="float" office:value="117564">
            <text:p>11756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assachusetts-Lowell</text:p>
          </table:table-cell>
          <table:table-cell table:style-name="ce3" office:value-type="float" office:value="23556">
            <text:p>2355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innesota-Twin Cities</text:p>
          </table:table-cell>
          <table:table-cell table:style-name="ce3" office:value-type="float" office:value="74456">
            <text:p>74456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ississippi</text:p>
          </table:table-cell>
          <table:table-cell table:style-name="ce3" office:value-type="float" office:value="31615">
            <text:p>31615</text:p>
          </table:table-cell>
          <table:table-cell office:value-type="percentage" office:value="0.875">
            <text:p>8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ississippi Medical Center</text:p>
          </table:table-cell>
          <table:table-cell table:style-name="ce3" office:value-type="float" office:value="100289">
            <text:p>100289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Montevallo</text:p>
          </table:table-cell>
          <table:table-cell table:style-name="ce3" office:value-type="float" office:value="20357">
            <text:p>20357</text:p>
          </table:table-cell>
          <table:table-cell office:value-type="percentage" office:value="0.72">
            <text:p>7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braska - Kearney</text:p>
          </table:table-cell>
          <table:table-cell table:style-name="ce3"/>
          <table:table-cell office:value-type="percentage" office:value="0.64">
            <text:p>64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braska - Medical Center</text:p>
          </table:table-cell>
          <table:table-cell table:style-name="ce3" office:value-type="float" office:value="48039">
            <text:p>48039</text:p>
          </table:table-cell>
          <table:table-cell office:value-type="percentage" office:value="0.5375">
            <text:p>5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braska - Omaha</text:p>
          </table:table-cell>
          <table:table-cell table:style-name="ce3"/>
          <table:table-cell office:value-type="percentage" office:value="0.56">
            <text:p>5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braska - System</text:p>
          </table:table-cell>
          <table:table-cell table:style-name="ce3" office:value-type="float" office:value="16815">
            <text:p>1681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braska-Lincoln</text:p>
          </table:table-cell>
          <table:table-cell table:style-name="ce3" office:value-type="float" office:value="66206">
            <text:p>66206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vada - Reno</text:p>
          </table:table-cell>
          <table:table-cell table:style-name="ce3" office:value-type="float" office:value="33205">
            <text:p>33205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w England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ew Mexico</text:p>
          </table:table-cell>
          <table:table-cell table:style-name="ce3" office:value-type="float" office:value="103864">
            <text:p>103864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Alabama</text:p>
          </table:table-cell>
          <table:table-cell table:style-name="ce3" office:value-type="float" office:value="18778">
            <text:p>18778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Asheville</text:p>
          </table:table-cell>
          <table:table-cell table:style-name="ce3" office:value-type="float" office:value="29822">
            <text:p>29822</text:p>
          </table:table-cell>
          <table:table-cell office:value-type="percentage" office:value="0.576">
            <text:p>57.6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Chapel Hill</text:p>
          </table:table-cell>
          <table:table-cell table:style-name="ce3" office:value-type="float" office:value="72055">
            <text:p>72055</text:p>
          </table:table-cell>
          <table:table-cell office:value-type="percentage" office:value="0.0857142857142857">
            <text:p>8.5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Charlotte</text:p>
          </table:table-cell>
          <table:table-cell table:style-name="ce3" office:value-type="float" office:value="75383">
            <text:p>75383</text:p>
          </table:table-cell>
          <table:table-cell office:value-type="percentage" office:value="0.395294117647059">
            <text:p>39.5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General Admin</text:p>
          </table:table-cell>
          <table:table-cell table:style-name="ce3" office:value-type="float" office:value="33758">
            <text:p>33758</text:p>
          </table:table-cell>
          <table:table-cell office:value-type="percentage" office:value="0.96">
            <text:p>9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Greensboro</text:p>
          </table:table-cell>
          <table:table-cell table:style-name="ce3" office:value-type="float" office:value="29149">
            <text:p>29149</text:p>
          </table:table-cell>
          <table:table-cell office:value-type="percentage" office:value="0.5375">
            <text:p>5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Pembroke</text:p>
          </table:table-cell>
          <table:table-cell table:style-name="ce3" office:value-type="float" office:value="28660">
            <text:p>28660</text:p>
          </table:table-cell>
          <table:table-cell office:value-type="percentage" office:value="0.592380952380953">
            <text:p>59.24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- Wilmington</text:p>
          </table:table-cell>
          <table:table-cell table:style-name="ce3" office:value-type="float" office:value="34634">
            <text:p>34634</text:p>
          </table:table-cell>
          <table:table-cell office:value-type="percentage" office:value="0.516666666666667">
            <text:p>51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Carolina System Job Board</text:p>
          </table:table-cell>
          <table:table-cell table:style-name="ce3"/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Florida</text:p>
          </table:table-cell>
          <table:table-cell table:style-name="ce3" office:value-type="float" office:value="33271">
            <text:p>33271</text:p>
          </table:table-cell>
          <table:table-cell office:value-type="percentage" office:value="0">
            <text:p>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Texas</text:p>
          </table:table-cell>
          <table:table-cell table:style-name="ce3" office:value-type="float" office:value="40265">
            <text:p>4026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Texas - Faculty</text:p>
          </table:table-cell>
          <table:table-cell table:style-name="ce3" office:value-type="float" office:value="19838">
            <text:p>1983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 Texas Health Science Center</text:p>
          </table:table-cell>
          <table:table-cell table:style-name="ce3" office:value-type="float" office:value="28283">
            <text:p>28283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ern Colorado</text:p>
          </table:table-cell>
          <table:table-cell table:style-name="ce3" office:value-type="float" office:value="31044">
            <text:p>3104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rthwestern - St. Paul</text:p>
          </table:table-cell>
          <table:table-cell table:style-name="ce3" office:value-type="float" office:value="12416">
            <text:p>12416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Notre Dame</text:p>
          </table:table-cell>
          <table:table-cell table:style-name="ce3" office:value-type="float" office:value="40870">
            <text:p>40870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Pennsylvania - Faculty</text:p>
          </table:table-cell>
          <table:table-cell table:style-name="ce3" office:value-type="float" office:value="20616">
            <text:p>2061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Pennsylvania - Staff</text:p>
          </table:table-cell>
          <table:table-cell table:style-name="ce3" office:value-type="float" office:value="53462">
            <text:p>5346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Pittsburgh</text:p>
          </table:table-cell>
          <table:table-cell table:style-name="ce3" office:value-type="float" office:value="57237">
            <text:p>57237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Regina</text:p>
          </table:table-cell>
          <table:table-cell table:style-name="ce3" office:value-type="float" office:value="25224">
            <text:p>25224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Rhode Island</text:p>
          </table:table-cell>
          <table:table-cell table:style-name="ce3" office:value-type="float" office:value="35063">
            <text:p>35063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an Francisco</text:p>
          </table:table-cell>
          <table:table-cell table:style-name="ce3" office:value-type="float" office:value="32897">
            <text:p>32897</text:p>
          </table:table-cell>
          <table:table-cell office:value-type="percentage" office:value="0.69">
            <text:p>69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cranton</text:p>
          </table:table-cell>
          <table:table-cell table:style-name="ce3" office:value-type="float" office:value="90284">
            <text:p>90284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outh Carolina</text:p>
          </table:table-cell>
          <table:table-cell table:style-name="ce3" office:value-type="float" office:value="55671">
            <text:p>55671</text:p>
          </table:table-cell>
          <table:table-cell office:value-type="percentage" office:value="0.633333333333333">
            <text:p>6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outhern California</text:p>
          </table:table-cell>
          <table:table-cell table:style-name="ce3" office:value-type="float" office:value="138579">
            <text:p>138579</text:p>
          </table:table-cell>
          <table:table-cell office:value-type="percentage" office:value="0.25">
            <text:p>2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outhern Indiana</text:p>
          </table:table-cell>
          <table:table-cell table:style-name="ce3" office:value-type="float" office:value="22884">
            <text:p>22884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outhern Mississippi</text:p>
          </table:table-cell>
          <table:table-cell table:style-name="ce3" office:value-type="float" office:value="40217">
            <text:p>4021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St Francis</text:p>
          </table:table-cell>
          <table:table-cell table:style-name="ce3" office:value-type="float" office:value="15903">
            <text:p>1590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ampa</text:p>
          </table:table-cell>
          <table:table-cell table:style-name="ce3" office:value-type="float" office:value="37811">
            <text:p>37811</text:p>
          </table:table-cell>
          <table:table-cell office:value-type="percentage" office:value="0.433333333333333">
            <text:p>4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exas - Dallas</text:p>
          </table:table-cell>
          <table:table-cell table:style-name="ce3" office:value-type="float" office:value="53784">
            <text:p>53784</text:p>
          </table:table-cell>
          <table:table-cell office:value-type="percentage" office:value="0.59">
            <text:p>59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exas - San Antonio</text:p>
          </table:table-cell>
          <table:table-cell table:style-name="ce3" office:value-type="float" office:value="36564">
            <text:p>36564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exas HSC - Houston</text:p>
          </table:table-cell>
          <table:table-cell table:style-name="ce3" office:value-type="float" office:value="53237">
            <text:p>5323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exas HSC - San Antonio</text:p>
          </table:table-cell>
          <table:table-cell table:style-name="ce3" office:value-type="float" office:value="40953">
            <text:p>40953</text:p>
          </table:table-cell>
          <table:table-cell office:value-type="percentage" office:value="0.46">
            <text:p>46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exas-Rio Grande Valley</text:p>
          </table:table-cell>
          <table:table-cell table:style-name="ce3"/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he Incarnate Word</text:p>
          </table:table-cell>
          <table:table-cell table:style-name="ce3" office:value-type="float" office:value="34780">
            <text:p>34780</text:p>
          </table:table-cell>
          <table:table-cell office:value-type="percentage" office:value="0.8875">
            <text:p>88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he Pacific</text:p>
          </table:table-cell>
          <table:table-cell table:style-name="ce3" office:value-type="float" office:value="46519">
            <text:p>46519</text:p>
          </table:table-cell>
          <table:table-cell office:value-type="percentage" office:value="0.8375">
            <text:p>8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he Sciences</text:p>
          </table:table-cell>
          <table:table-cell table:style-name="ce3" office:value-type="float" office:value="21823">
            <text:p>21823</text:p>
          </table:table-cell>
          <table:table-cell office:value-type="percentage" office:value="0.62">
            <text:p>6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he South Pacific</text:p>
          </table:table-cell>
          <table:table-cell table:style-name="ce3" office:value-type="float" office:value="38829">
            <text:p>38829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he Virgin Islands</text:p>
          </table:table-cell>
          <table:table-cell table:style-name="ce3" office:value-type="float" office:value="37201">
            <text:p>37201</text:p>
          </table:table-cell>
          <table:table-cell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Toledo</text:p>
          </table:table-cell>
          <table:table-cell table:style-name="ce3" office:value-type="float" office:value="68128">
            <text:p>68128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Utah</text:p>
          </table:table-cell>
          <table:table-cell table:style-name="ce3" office:value-type="float" office:value="62920">
            <text:p>62920</text:p>
          </table:table-cell>
          <table:table-cell office:value-type="percentage" office:value="0.339090909090909">
            <text:p>33.91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Vermont</text:p>
          </table:table-cell>
          <table:table-cell table:style-name="ce3" office:value-type="float" office:value="76843">
            <text:p>76843</text:p>
          </table:table-cell>
          <table:table-cell office:value-type="percentage" office:value="0.4625">
            <text:p>46.2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Virginia</text:p>
          </table:table-cell>
          <table:table-cell table:style-name="ce3" office:value-type="float" office:value="133974">
            <text:p>133974</text:p>
          </table:table-cell>
          <table:table-cell office:value-type="percentage" office:value="0.65">
            <text:p>6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West Florida</text:p>
          </table:table-cell>
          <table:table-cell table:style-name="ce3" office:value-type="float" office:value="37986">
            <text:p>37986</text:p>
          </table:table-cell>
          <table:table-cell office:value-type="percentage" office:value="0.78">
            <text:p>7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West Georgia</text:p>
          </table:table-cell>
          <table:table-cell table:style-name="ce3" office:value-type="float" office:value="42362">
            <text:p>4236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Wisconsin - La Crosse</text:p>
          </table:table-cell>
          <table:table-cell table:style-name="ce3" office:value-type="float" office:value="19230">
            <text:p>19230</text:p>
          </table:table-cell>
          <table:table-cell office:value-type="percentage" office:value="0.85">
            <text:p>8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Wisconsin - Milwaukee</text:p>
          </table:table-cell>
          <table:table-cell table:style-name="ce3" office:value-type="float" office:value="43210">
            <text:p>43210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of Wisconsin - River Falls</text:p>
          </table:table-cell>
          <table:table-cell table:style-name="ce3" office:value-type="float" office:value="18344">
            <text:p>18344</text:p>
          </table:table-cell>
          <table:table-cell office:value-type="percentage" office:value="0.9375">
            <text:p>93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versity System of New Hampshire</text:p>
          </table:table-cell>
          <table:table-cell table:style-name="ce3" office:value-type="float" office:value="75706">
            <text:p>75706</text:p>
          </table:table-cell>
          <table:table-cell office:value-type="percentage" office:value="0.716666666666667">
            <text:p>71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tah State University</text:p>
          </table:table-cell>
          <table:table-cell table:style-name="ce3" office:value-type="float" office:value="33525">
            <text:p>3352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tah Valley University</text:p>
          </table:table-cell>
          <table:table-cell table:style-name="ce3" office:value-type="float" office:value="62972">
            <text:p>62972</text:p>
          </table:table-cell>
          <table:table-cell office:value-type="percentage" office:value="0.125">
            <text:p>1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tica College</text:p>
          </table:table-cell>
          <table:table-cell table:style-name="ce3" office:value-type="float" office:value="10917">
            <text:p>10917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aldosta State University</text:p>
          </table:table-cell>
          <table:table-cell table:style-name="ce3" office:value-type="float" office:value="40906">
            <text:p>40906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alencia Community College</text:p>
          </table:table-cell>
          <table:table-cell table:style-name="ce3" office:value-type="float" office:value="50604">
            <text:p>50604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ance-Granville Community College</text:p>
          </table:table-cell>
          <table:table-cell table:style-name="ce3" office:value-type="float" office:value="13000">
            <text:p>1300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ancouver Community College</text:p>
          </table:table-cell>
          <table:table-cell table:style-name="ce3" office:value-type="float" office:value="29838">
            <text:p>29838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assar College</text:p>
          </table:table-cell>
          <table:table-cell table:style-name="ce3" office:value-type="float" office:value="24065">
            <text:p>2406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entura County Community College</text:p>
          </table:table-cell>
          <table:table-cell table:style-name="ce3" office:value-type="float" office:value="35998">
            <text:p>3599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llanova University</text:p>
          </table:table-cell>
          <table:table-cell table:style-name="ce3" office:value-type="float" office:value="65778">
            <text:p>65778</text:p>
          </table:table-cell>
          <table:table-cell office:value-type="percentage" office:value="0.32">
            <text:p>32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rginia Commonwealth University</text:p>
          </table:table-cell>
          <table:table-cell table:style-name="ce3" office:value-type="float" office:value="54805">
            <text:p>54805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rginia Department of Social Services</text:p>
          </table:table-cell>
          <table:table-cell table:style-name="ce3"/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rginia Polytechnic Institute and State University</text:p>
          </table:table-cell>
          <table:table-cell table:style-name="ce3" office:value-type="float" office:value="92147">
            <text:p>92147</text:p>
          </table:table-cell>
          <table:table-cell office:value-type="percentage" office:value="0.2">
            <text:p>2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rginia Port Authority</text:p>
          </table:table-cell>
          <table:table-cell table:style-name="ce3" office:value-type="float" office:value="18417">
            <text:p>1841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lsh University</text:p>
          </table:table-cell>
          <table:table-cell table:style-name="ce3" office:value-type="float" office:value="12874">
            <text:p>12874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shington and Lee University</text:p>
          </table:table-cell>
          <table:table-cell table:style-name="ce3" office:value-type="float" office:value="17005">
            <text:p>1700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shington State University</text:p>
          </table:table-cell>
          <table:table-cell table:style-name="ce3" office:value-type="float" office:value="80550">
            <text:p>80550</text:p>
          </table:table-cell>
          <table:table-cell office:value-type="percentage" office:value="0.4875">
            <text:p>48.75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shington Suburban Sanitation Commission</text:p>
          </table:table-cell>
          <table:table-cell table:style-name="ce3" office:value-type="float" office:value="11250">
            <text:p>11250</text:p>
          </table:table-cell>
          <table:table-cell office:value-type="percentage" office:value="0.4">
            <text:p>4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shtenaw Community College</text:p>
          </table:table-cell>
          <table:table-cell table:style-name="ce3" office:value-type="float" office:value="26285">
            <text:p>26285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ters and Company</text:p>
          </table:table-cell>
          <table:table-cell table:style-name="ce3" office:value-type="float" office:value="3183">
            <text:p>318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ubonsee Community College</text:p>
          </table:table-cell>
          <table:table-cell table:style-name="ce3" office:value-type="float" office:value="23360">
            <text:p>23360</text:p>
          </table:table-cell>
          <table:table-cell office:value-type="percentage" office:value="0.866666666666667">
            <text:p>86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ayne State University</text:p>
          </table:table-cell>
          <table:table-cell table:style-name="ce3" office:value-type="float" office:value="45705">
            <text:p>45705</text:p>
          </table:table-cell>
          <table:table-cell office:value-type="percentage" office:value="0.7">
            <text:p>7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atherford College</text:p>
          </table:table-cell>
          <table:table-cell table:style-name="ce3" office:value-type="float" office:value="14317">
            <text:p>1431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ber State University</text:p>
          </table:table-cell>
          <table:table-cell table:style-name="ce3" office:value-type="float" office:value="59451">
            <text:p>5945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bster University</text:p>
          </table:table-cell>
          <table:table-cell table:style-name="ce3" office:value-type="float" office:value="22361">
            <text:p>22361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llesley College</text:p>
          </table:table-cell>
          <table:table-cell table:style-name="ce3" office:value-type="float" office:value="24684">
            <text:p>24684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ntworth Institute Of Technology</text:p>
          </table:table-cell>
          <table:table-cell table:style-name="ce3" office:value-type="float" office:value="43311">
            <text:p>43311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leyan University</text:p>
          </table:table-cell>
          <table:table-cell table:style-name="ce3" office:value-type="float" office:value="15900">
            <text:p>1590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 Kern Community College District</text:p>
          </table:table-cell>
          <table:table-cell table:style-name="ce3" office:value-type="float" office:value="15913">
            <text:p>15913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 Texas A&amp;M University</text:p>
          </table:table-cell>
          <table:table-cell table:style-name="ce3" office:value-type="float" office:value="19478">
            <text:p>19478</text:p>
          </table:table-cell>
          <table:table-cell office:value-type="percentage" office:value="0.8">
            <text:p>8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 Valley-Mission Community College District</text:p>
          </table:table-cell>
          <table:table-cell table:style-name="ce3" office:value-type="float" office:value="21165">
            <text:p>21165</text:p>
          </table:table-cell>
          <table:table-cell office:value-type="percentage" office:value="0.725">
            <text:p>7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 Virginia School of Osteopathic Medicine</text:p>
          </table:table-cell>
          <table:table-cell table:style-name="ce3" office:value-type="float" office:value="16686">
            <text:p>16686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ern Carolina University</text:p>
          </table:table-cell>
          <table:table-cell table:style-name="ce3" office:value-type="float" office:value="40345">
            <text:p>40345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ern Michigan University</text:p>
          </table:table-cell>
          <table:table-cell table:style-name="ce3" office:value-type="float" office:value="44125">
            <text:p>44125</text:p>
          </table:table-cell>
          <table:table-cell office:value-type="percentage" office:value="0.5">
            <text:p>5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ern Nevada College</text:p>
          </table:table-cell>
          <table:table-cell table:style-name="ce3" office:value-type="float" office:value="17160">
            <text:p>17160</text:p>
          </table:table-cell>
          <table:table-cell office:value-type="percentage" office:value="0.897333333333333">
            <text:p>89.7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ern Piedmont Community College</text:p>
          </table:table-cell>
          <table:table-cell table:style-name="ce3" office:value-type="float" office:value="11660">
            <text:p>11660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ern University of Health Sciences</text:p>
          </table:table-cell>
          <table:table-cell table:style-name="ce3" office:value-type="float" office:value="38141">
            <text:p>38141</text:p>
          </table:table-cell>
          <table:table-cell office:value-type="percentage" office:value="0.85">
            <text:p>8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stern Wyoming Community College</text:p>
          </table:table-cell>
          <table:table-cell table:style-name="ce3" office:value-type="float" office:value="9537">
            <text:p>9537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heaton College</text:p>
          </table:table-cell>
          <table:table-cell table:style-name="ce3" office:value-type="float" office:value="17562">
            <text:p>17562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hitman College</text:p>
          </table:table-cell>
          <table:table-cell table:style-name="ce3" office:value-type="float" office:value="12741">
            <text:p>12741</text:p>
          </table:table-cell>
          <table:table-cell office:value-type="percentage" office:value="0.9">
            <text:p>9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chita State University</text:p>
          </table:table-cell>
          <table:table-cell table:style-name="ce3" office:value-type="float" office:value="50488">
            <text:p>50488</text:p>
          </table:table-cell>
          <table:table-cell office:value-type="percentage" office:value="0.245714285714286">
            <text:p>24.5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llamette University</text:p>
          </table:table-cell>
          <table:table-cell table:style-name="ce3" office:value-type="float" office:value="10916">
            <text:p>10916</text:p>
          </table:table-cell>
          <table:table-cell office:value-type="percentage" office:value="0.95">
            <text:p>9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lliam Carey University</text:p>
          </table:table-cell>
          <table:table-cell table:style-name="ce3" office:value-type="float" office:value="10599">
            <text:p>10599</text:p>
          </table:table-cell>
          <table:table-cell office:value-type="percentage" office:value="1">
            <text:p>100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nston-Salem State University</text:p>
          </table:table-cell>
          <table:table-cell table:style-name="ce3" office:value-type="float" office:value="45268">
            <text:p>45268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sconsin Indianhead Technical College</text:p>
          </table:table-cell>
          <table:table-cell table:style-name="ce3" office:value-type="float" office:value="15181">
            <text:p>15181</text:p>
          </table:table-cell>
          <table:table-cell office:value-type="percentage" office:value="0.625">
            <text:p>62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orcester Polytechnic Institute</text:p>
          </table:table-cell>
          <table:table-cell table:style-name="ce3" office:value-type="float" office:value="46895">
            <text:p>46895</text:p>
          </table:table-cell>
          <table:table-cell office:value-type="percentage" office:value="0.48">
            <text:p>48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or-Wic Community College</text:p>
          </table:table-cell>
          <table:table-cell table:style-name="ce3" office:value-type="float" office:value="11640">
            <text:p>11640</text:p>
          </table:table-cell>
          <table:table-cell office:value-type="percentage" office:value="0.875">
            <text:p>87.5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right State University</text:p>
          </table:table-cell>
          <table:table-cell table:style-name="ce3" office:value-type="float" office:value="31445">
            <text:p>31445</text:p>
          </table:table-cell>
          <table:table-cell office:value-type="percentage" office:value="0.516666666666667">
            <text:p>51.67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Xavier University of Louisiana</text:p>
          </table:table-cell>
          <table:table-cell table:style-name="ce3" office:value-type="float" office:value="34536">
            <text:p>34536</text:p>
          </table:table-cell>
          <table:table-cell office:value-type="percentage" office:value="0.933333333333333">
            <text:p>93.33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osemite Community College District</text:p>
          </table:table-cell>
          <table:table-cell table:style-name="ce3" office:value-type="float" office:value="14960">
            <text:p>14960</text:p>
          </table:table-cell>
          <table:table-cell office:value-type="percentage" office:value="0.75">
            <text:p>75.00%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oungstown State University</text:p>
          </table:table-cell>
          <table:table-cell table:style-name="ce3" office:value-type="float" office:value="66176">
            <text:p>66176</text:p>
          </table:table-cell>
          <table:table-cell office:value-type="percentage" office:value="0.35">
            <text:p>35.00%</text:p>
          </table:table-cell>
          <table:table-cell table:number-columns-repeated="1021"/>
        </table:table-row>
        <table:table-row table:style-name="ro1" table:number-rows-repeated="104788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10/05/2015</text:date>, <text:time>14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14:58:26</dc:date>
    <dc:creator>Stephen </dc:creator>
    <meta:generator>OpenOffice/4.1.1$Unix OpenOffice.org_project/411m6$Build-9775</meta:generator>
    <meta:editing-duration>PT1M7S</meta:editing-duration>
    <meta:editing-cycles>1</meta:editing-cycles>
    <meta:document-statistic meta:table-count="1" meta:cell-count="2027" meta:object-count="0"/>
  </office:meta>
</office:document-meta>
</file>